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b.receiver_i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ub.receiver_i.network'.D2:'sub.receiver_i.network'.D309 'sub.receiver_i.network'.E2:'sub.receiver_i.network'.E3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659494.4576" calcext:value-type="float">
            <text:p>1438659494.4576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659494.52374" calcext:value-type="float">
            <text:p>1438659494.52374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661442279815674" calcext:value-type="float">
            <text:p>0.066144228</text:p>
          </table:table-cell>
          <table:table-cell table:formula="of:=[.C3]/([.D3]-[.D2])" office:value-type="float" office:value="992255.892960001" calcext:value-type="float">
            <text:p>992255.89296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8659494.5904" calcext:value-type="float">
            <text:p>1438659494.5904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132807493209839" calcext:value-type="float">
            <text:p>0.1328074932</text:p>
          </table:table-cell>
          <table:table-cell table:formula="of:=[.C4]/([.D4]-[.D3])" office:value-type="float" office:value="984530.232284" calcext:value-type="float">
            <text:p>984530.232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8659494.6566" calcext:value-type="float">
            <text:p>1438659494.6566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199007272720337" calcext:value-type="float">
            <text:p>0.1990072727</text:p>
          </table:table-cell>
          <table:table-cell table:formula="of:=[.C5]/([.D5]-[.D4])" office:value-type="float" office:value="991423.241667927" calcext:value-type="float">
            <text:p>991423.241667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659494.7227" calcext:value-type="float">
            <text:p>1438659494.7227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265101909637451" calcext:value-type="float">
            <text:p>0.2651019096</text:p>
          </table:table-cell>
          <table:table-cell table:formula="of:=[.C6]/([.D6]-[.D5])" office:value-type="float" office:value="993000.386435371" calcext:value-type="float">
            <text:p>993000.386435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8659494.7881" calcext:value-type="float">
            <text:p>1438659494.7881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330504417419434" calcext:value-type="float">
            <text:p>0.3305044174</text:p>
          </table:table-cell>
          <table:table-cell table:formula="of:=[.C7]/([.D7]-[.D6])" office:value-type="float" office:value="1003508.92077078" calcext:value-type="float">
            <text:p>1003508.92077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659494.85444" calcext:value-type="float">
            <text:p>1438659494.85444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396844863891602" calcext:value-type="float">
            <text:p>0.3968448639</text:p>
          </table:table-cell>
          <table:table-cell table:formula="of:=[.C8]/([.D8]-[.D7])" office:value-type="float" office:value="989321.047568391" calcext:value-type="float">
            <text:p>989321.0475683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8659494.92072" calcext:value-type="float">
            <text:p>1438659494.92072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46312141418457" calcext:value-type="float">
            <text:p>0.4631214142</text:p>
          </table:table-cell>
          <table:table-cell table:formula="of:=[.C9]/([.D9]-[.D8])" office:value-type="float" office:value="990274.83642224" calcext:value-type="float">
            <text:p>990274.83642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8659494.98686" calcext:value-type="float">
            <text:p>1438659494.98686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529261827468872" calcext:value-type="float">
            <text:p>0.5292618275</text:p>
          </table:table-cell>
          <table:table-cell table:formula="of:=[.C10]/([.D10]-[.D9])" office:value-type="float" office:value="992313.12205268" calcext:value-type="float">
            <text:p>992313.12205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8659495.05033" calcext:value-type="float">
            <text:p>1438659495.05033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592730760574341" calcext:value-type="float">
            <text:p>0.5927307606</text:p>
          </table:table-cell>
          <table:table-cell table:formula="of:=[.C11]/([.D11]-[.D10])" office:value-type="float" office:value="1034080.71931723" calcext:value-type="float">
            <text:p>1034080.71931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8659495.11343" calcext:value-type="float">
            <text:p>1438659495.11343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655838251113892" calcext:value-type="float">
            <text:p>0.6558382511</text:p>
          </table:table-cell>
          <table:table-cell table:formula="of:=[.C12]/([.D12]-[.D11])" office:value-type="float" office:value="1040003.32510238" calcext:value-type="float">
            <text:p>1040003.325102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8659495.1768" calcext:value-type="float">
            <text:p>1438659495.1768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719206809997559" calcext:value-type="float">
            <text:p>0.71920681</text:p>
          </table:table-cell>
          <table:table-cell table:formula="of:=[.C13]/([.D13]-[.D12])" office:value-type="float" office:value="1035718.6774673" calcext:value-type="float">
            <text:p>1035718.67746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8659495.23998" calcext:value-type="float">
            <text:p>1438659495.23998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782381057739258" calcext:value-type="float">
            <text:p>0.7823810577</text:p>
          </table:table-cell>
          <table:table-cell table:formula="of:=[.C14]/([.D14]-[.D13])" office:value-type="float" office:value="1038904.3375451" calcext:value-type="float">
            <text:p>1038904.3375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8659495.30234" calcext:value-type="float">
            <text:p>1438659495.30234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844740152359009" calcext:value-type="float">
            <text:p>0.8447401524</text:p>
          </table:table-cell>
          <table:table-cell table:formula="of:=[.C15]/([.D15]-[.D14])" office:value-type="float" office:value="1052484.81236308" calcext:value-type="float">
            <text:p>1052484.81236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38659495.36545" calcext:value-type="float">
            <text:p>1438659495.36545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0.907849073410034" calcext:value-type="float">
            <text:p>0.9078490734</text:p>
          </table:table-cell>
          <table:table-cell table:formula="of:=[.C16]/([.D16]-[.D15])" office:value-type="float" office:value="1039979.7509917" calcext:value-type="float">
            <text:p>1039979.75099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8659495.42866" calcext:value-type="float">
            <text:p>1438659495.42866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0.971067905426025" calcext:value-type="float">
            <text:p>0.9710679054</text:p>
          </table:table-cell>
          <table:table-cell table:formula="of:=[.C17]/([.D17]-[.D16])" office:value-type="float" office:value="1038171.66352264" calcext:value-type="float">
            <text:p>1038171.663522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8659495.49194" calcext:value-type="float">
            <text:p>1438659495.49194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.03434252738953" calcext:value-type="float">
            <text:p>1.0343425274</text:p>
          </table:table-cell>
          <table:table-cell table:formula="of:=[.C18]/([.D18]-[.D17])" office:value-type="float" office:value="1037256.29586312" calcext:value-type="float">
            <text:p>1037256.29586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8659495.55505" calcext:value-type="float">
            <text:p>1438659495.55505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.09745740890503" calcext:value-type="float">
            <text:p>1.0974574089</text:p>
          </table:table-cell>
          <table:table-cell table:formula="of:=[.C19]/([.D19]-[.D18])" office:value-type="float" office:value="1039881.53703305" calcext:value-type="float">
            <text:p>1039881.53703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8659495.61808" calcext:value-type="float">
            <text:p>1438659495.61808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16048312187195" calcext:value-type="float">
            <text:p>1.1604831219</text:p>
          </table:table-cell>
          <table:table-cell table:formula="of:=[.C20]/([.D20]-[.D19])" office:value-type="float" office:value="1041352.75763479" calcext:value-type="float">
            <text:p>1041352.757634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8659495.68167" calcext:value-type="float">
            <text:p>1438659495.68167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22407627105713" calcext:value-type="float">
            <text:p>1.2240762711</text:p>
          </table:table-cell>
          <table:table-cell table:formula="of:=[.C21]/([.D21]-[.D20])" office:value-type="float" office:value="1032060.85625485" calcext:value-type="float">
            <text:p>1032060.85625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8659495.74527" calcext:value-type="float">
            <text:p>1438659495.74527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.28767371177673" calcext:value-type="float">
            <text:p>1.2876737118</text:p>
          </table:table-cell>
          <table:table-cell table:formula="of:=[.C22]/([.D22]-[.D21])" office:value-type="float" office:value="1031991.21312705" calcext:value-type="float">
            <text:p>1031991.213127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8659495.80798" calcext:value-type="float">
            <text:p>1438659495.80798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.35038208961487" calcext:value-type="float">
            <text:p>1.3503820896</text:p>
          </table:table-cell>
          <table:table-cell table:formula="of:=[.C23]/([.D23]-[.D22])" office:value-type="float" office:value="1046622.51301432" calcext:value-type="float">
            <text:p>1046622.513014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8659495.87183" calcext:value-type="float">
            <text:p>1438659495.87183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.41422891616821" calcext:value-type="float">
            <text:p>1.4142289162</text:p>
          </table:table-cell>
          <table:table-cell table:formula="of:=[.C24]/([.D24]-[.D23])" office:value-type="float" office:value="1027960.25335987" calcext:value-type="float">
            <text:p>1027960.253359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8659495.93447" calcext:value-type="float">
            <text:p>1438659495.93447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.47687458992004" calcext:value-type="float">
            <text:p>1.4768745899</text:p>
          </table:table-cell>
          <table:table-cell table:formula="of:=[.C25]/([.D25]-[.D24])" office:value-type="float" office:value="1047670.11142699" calcext:value-type="float">
            <text:p>1047670.111426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8659495.99796" calcext:value-type="float">
            <text:p>1438659495.99796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.54036331176758" calcext:value-type="float">
            <text:p>1.5403633118</text:p>
          </table:table-cell>
          <table:table-cell table:formula="of:=[.C26]/([.D26]-[.D25])" office:value-type="float" office:value="1033758.40763676" calcext:value-type="float">
            <text:p>1033758.407636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8659496.05851" calcext:value-type="float">
            <text:p>1438659496.05851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.60090827941895" calcext:value-type="float">
            <text:p>1.6009082794</text:p>
          </table:table-cell>
          <table:table-cell table:formula="of:=[.C27]/([.D27]-[.D26])" office:value-type="float" office:value="1084020.72948367" calcext:value-type="float">
            <text:p>1084020.729483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8659496.11866" calcext:value-type="float">
            <text:p>1438659496.11866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.66106104850769" calcext:value-type="float">
            <text:p>1.6610610485</text:p>
          </table:table-cell>
          <table:table-cell table:formula="of:=[.C28]/([.D28]-[.D27])" office:value-type="float" office:value="1091088.58983983" calcext:value-type="float">
            <text:p>1091088.589839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8659496.17921" calcext:value-type="float">
            <text:p>1438659496.17921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.72161173820496" calcext:value-type="float">
            <text:p>1.7216117382</text:p>
          </table:table-cell>
          <table:table-cell table:formula="of:=[.C29]/([.D29]-[.D28])" office:value-type="float" office:value="1083918.28942229" calcext:value-type="float">
            <text:p>1083918.289422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8659496.23914" calcext:value-type="float">
            <text:p>1438659496.23914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.78154134750366" calcext:value-type="float">
            <text:p>1.7815413475</text:p>
          </table:table-cell>
          <table:table-cell table:formula="of:=[.C30]/([.D30]-[.D29])" office:value-type="float" office:value="1095151.47467209" calcext:value-type="float">
            <text:p>1095151.474672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38659496.29934" calcext:value-type="float">
            <text:p>1438659496.29934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.84174633026123" calcext:value-type="float">
            <text:p>1.8417463303</text:p>
          </table:table-cell>
          <table:table-cell table:formula="of:=[.C31]/([.D31]-[.D30])" office:value-type="float" office:value="1090142.32699451" calcext:value-type="float">
            <text:p>1090142.326994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8659496.3596" calcext:value-type="float">
            <text:p>1438659496.3596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.90200805664063" calcext:value-type="float">
            <text:p>1.9020080566</text:p>
          </table:table-cell>
          <table:table-cell table:formula="of:=[.C32]/([.D32]-[.D31])" office:value-type="float" office:value="1089115.82762823" calcext:value-type="float">
            <text:p>1089115.827628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38659496.42051" calcext:value-type="float">
            <text:p>1438659496.42051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.96291732788086" calcext:value-type="float">
            <text:p>1.9629173279</text:p>
          </table:table-cell>
          <table:table-cell table:formula="of:=[.C33]/([.D33]-[.D32])" office:value-type="float" office:value="1077537.10828584" calcext:value-type="float">
            <text:p>1077537.108285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8659496.48066" calcext:value-type="float">
            <text:p>1438659496.48066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2.02306056022644" calcext:value-type="float">
            <text:p>2.0230605602</text:p>
          </table:table-cell>
          <table:table-cell table:formula="of:=[.C34]/([.D34]-[.D33])" office:value-type="float" office:value="1091261.60068818" calcext:value-type="float">
            <text:p>1091261.60068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8659496.54118" calcext:value-type="float">
            <text:p>1438659496.54118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2.08358669281006" calcext:value-type="float">
            <text:p>2.0835866928</text:p>
          </table:table-cell>
          <table:table-cell table:formula="of:=[.C35]/([.D35]-[.D34])" office:value-type="float" office:value="1084358.06482973" calcext:value-type="float">
            <text:p>1084358.064829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8659496.60096" calcext:value-type="float">
            <text:p>1438659496.60096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2.14336323738098" calcext:value-type="float">
            <text:p>2.1433632374</text:p>
          </table:table-cell>
          <table:table-cell table:formula="of:=[.C36]/([.D36]-[.D35])" office:value-type="float" office:value="1097955.73616889" calcext:value-type="float">
            <text:p>1097955.736168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8659496.66066" calcext:value-type="float">
            <text:p>1438659496.66066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2.20305943489075" calcext:value-type="float">
            <text:p>2.2030594349</text:p>
          </table:table-cell>
          <table:table-cell table:formula="of:=[.C37]/([.D37]-[.D36])" office:value-type="float" office:value="1099433.51063966" calcext:value-type="float">
            <text:p>1099433.510639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8659496.72109" calcext:value-type="float">
            <text:p>1438659496.72109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2.2634961605072" calcext:value-type="float">
            <text:p>2.2634961605</text:p>
          </table:table-cell>
          <table:table-cell table:formula="of:=[.C38]/([.D38]-[.D37])" office:value-type="float" office:value="1085962.2080871" calcext:value-type="float">
            <text:p>1085962.20808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8659496.78184" calcext:value-type="float">
            <text:p>1438659496.7818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2.32424306869507" calcext:value-type="float">
            <text:p>2.3242430687</text:p>
          </table:table-cell>
          <table:table-cell table:formula="of:=[.C39]/([.D39]-[.D38])" office:value-type="float" office:value="1080417.126696" calcext:value-type="float">
            <text:p>1080417.1266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8659496.84271" calcext:value-type="float">
            <text:p>1438659496.84271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2.38511061668396" calcext:value-type="float">
            <text:p>2.3851106167</text:p>
          </table:table-cell>
          <table:table-cell table:formula="of:=[.C40]/([.D40]-[.D39])" office:value-type="float" office:value="1078275.73425461" calcext:value-type="float">
            <text:p>1078275.734254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38659496.90239" calcext:value-type="float">
            <text:p>1438659496.90239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2.44479537010193" calcext:value-type="float">
            <text:p>2.4447953701</text:p>
          </table:table-cell>
          <table:table-cell table:formula="of:=[.C41]/([.D41]-[.D40])" office:value-type="float" office:value="1099644.31854787" calcext:value-type="float">
            <text:p>1099644.318547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8659496.96312" calcext:value-type="float">
            <text:p>1438659496.96312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2.50552701950073" calcext:value-type="float">
            <text:p>2.5055270195</text:p>
          </table:table-cell>
          <table:table-cell table:formula="of:=[.C42]/([.D42]-[.D41])" office:value-type="float" office:value="1080688.58082575" calcext:value-type="float">
            <text:p>1080688.580825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8659500.03048" calcext:value-type="float">
            <text:p>1438659500.03048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5.57288026809692" calcext:value-type="float">
            <text:p>5.5728802681</text:p>
          </table:table-cell>
          <table:table-cell table:formula="of:=[.C43]/([.D43]-[.D42])" office:value-type="float" office:value="21396.9486657715" calcext:value-type="float">
            <text:p>21396.94866577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8659500.11376" calcext:value-type="float">
            <text:p>1438659500.11376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5.65616416931152" calcext:value-type="float">
            <text:p>5.6561641693</text:p>
          </table:table-cell>
          <table:table-cell table:formula="of:=[.C44]/([.D44]-[.D43])" office:value-type="float" office:value="788051.460640448" calcext:value-type="float">
            <text:p>788051.4606404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38659500.19594" calcext:value-type="float">
            <text:p>1438659500.19594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5.73833847045898" calcext:value-type="float">
            <text:p>5.7383384705</text:p>
          </table:table-cell>
          <table:table-cell table:formula="of:=[.C45]/([.D45]-[.D44])" office:value-type="float" office:value="798692.524104635" calcext:value-type="float">
            <text:p>798692.5241046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8659500.27812" calcext:value-type="float">
            <text:p>1438659500.27812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5.8205201625824" calcext:value-type="float">
            <text:p>5.8205201626</text:p>
          </table:table-cell>
          <table:table-cell table:formula="of:=[.C46]/([.D46]-[.D45])" office:value-type="float" office:value="798620.694028054" calcext:value-type="float">
            <text:p>798620.6940280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38659500.36042" calcext:value-type="float">
            <text:p>1438659500.36042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5.90282034873962" calcext:value-type="float">
            <text:p>5.9028203487</text:p>
          </table:table-cell>
          <table:table-cell table:formula="of:=[.C47]/([.D47]-[.D46])" office:value-type="float" office:value="797470.857169343" calcext:value-type="float">
            <text:p>797470.8571693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8659500.4428" calcext:value-type="float">
            <text:p>1438659500.4428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5.98520255088806" calcext:value-type="float">
            <text:p>5.9852025509</text:p>
          </table:table-cell>
          <table:table-cell table:formula="of:=[.C48]/([.D48]-[.D47])" office:value-type="float" office:value="796676.931283571" calcext:value-type="float">
            <text:p>796676.9312835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8659500.52432" calcext:value-type="float">
            <text:p>1438659500.52432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6.06671977043152" calcext:value-type="float">
            <text:p>6.0667197704</text:p>
          </table:table-cell>
          <table:table-cell table:formula="of:=[.C49]/([.D49]-[.D48])" office:value-type="float" office:value="805130.503316682" calcext:value-type="float">
            <text:p>805130.5033166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8659500.60771" calcext:value-type="float">
            <text:p>1438659500.60771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6.15011405944824" calcext:value-type="float">
            <text:p>6.1501140594</text:p>
          </table:table-cell>
          <table:table-cell table:formula="of:=[.C50]/([.D50]-[.D49])" office:value-type="float" office:value="787008.328434077" calcext:value-type="float">
            <text:p>787008.3284340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38659500.68895" calcext:value-type="float">
            <text:p>1438659500.68895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6.23135709762573" calcext:value-type="float">
            <text:p>6.2313570976</text:p>
          </table:table-cell>
          <table:table-cell table:formula="of:=[.C51]/([.D51]-[.D50])" office:value-type="float" office:value="807847.681134412" calcext:value-type="float">
            <text:p>807847.6811344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8659500.77114" calcext:value-type="float">
            <text:p>1438659500.77114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6.31354403495789" calcext:value-type="float">
            <text:p>6.313544035</text:p>
          </table:table-cell>
          <table:table-cell table:formula="of:=[.C52]/([.D52]-[.D51])" office:value-type="float" office:value="798569.725682226" calcext:value-type="float">
            <text:p>798569.7256822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8659500.85384" calcext:value-type="float">
            <text:p>1438659500.85384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6.39624357223511" calcext:value-type="float">
            <text:p>6.3962435722</text:p>
          </table:table-cell>
          <table:table-cell table:formula="of:=[.C53]/([.D53]-[.D52])" office:value-type="float" office:value="793619.918089642" calcext:value-type="float">
            <text:p>793619.9180896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8659500.93678" calcext:value-type="float">
            <text:p>1438659500.93678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6.47918701171875" calcext:value-type="float">
            <text:p>6.4791870117</text:p>
          </table:table-cell>
          <table:table-cell table:formula="of:=[.C54]/([.D54]-[.D53])" office:value-type="float" office:value="791286.211526632" calcext:value-type="float">
            <text:p>791286.2115266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8659501.01791" calcext:value-type="float">
            <text:p>1438659501.01791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6.56031489372253" calcext:value-type="float">
            <text:p>6.5603148937</text:p>
          </table:table-cell>
          <table:table-cell table:formula="of:=[.C55]/([.D55]-[.D54])" office:value-type="float" office:value="808994.372575123" calcext:value-type="float">
            <text:p>808994.372575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8659501.09535" calcext:value-type="float">
            <text:p>1438659501.09535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6.63775420188904" calcext:value-type="float">
            <text:p>6.6377542019</text:p>
          </table:table-cell>
          <table:table-cell table:formula="of:=[.C56]/([.D56]-[.D55])" office:value-type="float" office:value="847528.232805015" calcext:value-type="float">
            <text:p>847528.2328050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8659501.17407" calcext:value-type="float">
            <text:p>1438659501.17407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6.71647572517395" calcext:value-type="float">
            <text:p>6.7164757252</text:p>
          </table:table-cell>
          <table:table-cell table:formula="of:=[.C57]/([.D57]-[.D56])" office:value-type="float" office:value="833723.704284304" calcext:value-type="float">
            <text:p>833723.7042843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8659501.2524" calcext:value-type="float">
            <text:p>1438659501.2524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6.7948009967804" calcext:value-type="float">
            <text:p>6.7948009968</text:p>
          </table:table-cell>
          <table:table-cell table:formula="of:=[.C58]/([.D58]-[.D57])" office:value-type="float" office:value="837941.556459272" calcext:value-type="float">
            <text:p>837941.5564592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38659501.33119" calcext:value-type="float">
            <text:p>1438659501.33119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6.87359285354614" calcext:value-type="float">
            <text:p>6.8735928535</text:p>
          </table:table-cell>
          <table:table-cell table:formula="of:=[.C59]/([.D59]-[.D58])" office:value-type="float" office:value="832979.4815615" calcext:value-type="float">
            <text:p>832979.48156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38659501.40887" calcext:value-type="float">
            <text:p>1438659501.40887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6.95127415657043" calcext:value-type="float">
            <text:p>6.9512741566</text:p>
          </table:table-cell>
          <table:table-cell table:formula="of:=[.C60]/([.D60]-[.D59])" office:value-type="float" office:value="844887.990350471" calcext:value-type="float">
            <text:p>844887.9903504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38659501.48744" calcext:value-type="float">
            <text:p>1438659501.48744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7.02984428405762" calcext:value-type="float">
            <text:p>7.0298442841</text:p>
          </table:table-cell>
          <table:table-cell table:formula="of:=[.C61]/([.D61]-[.D60])" office:value-type="float" office:value="835330.196081287" calcext:value-type="float">
            <text:p>835330.1960812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8659501.56491" calcext:value-type="float">
            <text:p>1438659501.56491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7.10731720924377" calcext:value-type="float">
            <text:p>7.1073172092</text:p>
          </table:table-cell>
          <table:table-cell table:formula="of:=[.C62]/([.D62]-[.D61])" office:value-type="float" office:value="847160.473704781" calcext:value-type="float">
            <text:p>847160.4737047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8659501.6432" calcext:value-type="float">
            <text:p>1438659501.6432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7.18560218811035" calcext:value-type="float">
            <text:p>7.1856021881</text:p>
          </table:table-cell>
          <table:table-cell table:formula="of:=[.C63]/([.D63]-[.D62])" office:value-type="float" office:value="838372.839211697" calcext:value-type="float">
            <text:p>838372.8392116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38659501.72229" calcext:value-type="float">
            <text:p>1438659501.72229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7.26469278335571" calcext:value-type="float">
            <text:p>7.2646927834</text:p>
          </table:table-cell>
          <table:table-cell table:formula="of:=[.C64]/([.D64]-[.D63])" office:value-type="float" office:value="829833.177970036" calcext:value-type="float">
            <text:p>829833.1779700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8659501.80051" calcext:value-type="float">
            <text:p>1438659501.80051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7.34291505813599" calcext:value-type="float">
            <text:p>7.3429150581</text:p>
          </table:table-cell>
          <table:table-cell table:formula="of:=[.C65]/([.D65]-[.D64])" office:value-type="float" office:value="839044.890785399" calcext:value-type="float">
            <text:p>839044.890785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8659501.87902" calcext:value-type="float">
            <text:p>1438659501.87902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7.42142581939697" calcext:value-type="float">
            <text:p>7.4214258194</text:p>
          </table:table-cell>
          <table:table-cell table:formula="of:=[.C66]/([.D66]-[.D65])" office:value-type="float" office:value="835961.834350649" calcext:value-type="float">
            <text:p>835961.8343506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8659501.95644" calcext:value-type="float">
            <text:p>1438659501.95644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7.49884414672852" calcext:value-type="float">
            <text:p>7.4988441467</text:p>
          </table:table-cell>
          <table:table-cell table:formula="of:=[.C67]/([.D67]-[.D66])" office:value-type="float" office:value="847757.918082263" calcext:value-type="float">
            <text:p>847757.9180822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38659502.02907" calcext:value-type="float">
            <text:p>1438659502.02907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7.57147598266602" calcext:value-type="float">
            <text:p>7.5714759827</text:p>
          </table:table-cell>
          <table:table-cell table:formula="of:=[.C68]/([.D68]-[.D67])" office:value-type="float" office:value="903625.788235294" calcext:value-type="float">
            <text:p>903625.7882352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38659502.09381" calcext:value-type="float">
            <text:p>1438659502.09381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7.63621258735657" calcext:value-type="float">
            <text:p>7.6362125874</text:p>
          </table:table-cell>
          <table:table-cell table:formula="of:=[.C69]/([.D69]-[.D68])" office:value-type="float" office:value="1013831.36038302" calcext:value-type="float">
            <text:p>1013831.360383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38659502.15735" calcext:value-type="float">
            <text:p>1438659502.15735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7.69975566864014" calcext:value-type="float">
            <text:p>7.6997556686</text:p>
          </table:table-cell>
          <table:table-cell table:formula="of:=[.C70]/([.D70]-[.D69])" office:value-type="float" office:value="1032874.05448767" calcext:value-type="float">
            <text:p>1032874.054487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38659502.22162" calcext:value-type="float">
            <text:p>1438659502.22162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7.76402235031128" calcext:value-type="float">
            <text:p>7.7640223503</text:p>
          </table:table-cell>
          <table:table-cell table:formula="of:=[.C71]/([.D71]-[.D70])" office:value-type="float" office:value="1021244.57484586" calcext:value-type="float">
            <text:p>1021244.574845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8659502.28641" calcext:value-type="float">
            <text:p>1438659502.28641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7.82881164550781" calcext:value-type="float">
            <text:p>7.8288116455</text:p>
          </table:table-cell>
          <table:table-cell table:formula="of:=[.C72]/([.D72]-[.D71])" office:value-type="float" office:value="1013006.85245781" calcext:value-type="float">
            <text:p>1013006.852457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38659502.34984" calcext:value-type="float">
            <text:p>1438659502.34984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7.89223885536194" calcext:value-type="float">
            <text:p>7.8922388554</text:p>
          </table:table-cell>
          <table:table-cell table:formula="of:=[.C73]/([.D73]-[.D72])" office:value-type="float" office:value="1034760.95119027" calcext:value-type="float">
            <text:p>1034760.951190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38659502.41487" calcext:value-type="float">
            <text:p>1438659502.4148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7.95727705955505" calcext:value-type="float">
            <text:p>7.9572770596</text:p>
          </table:table-cell>
          <table:table-cell table:formula="of:=[.C74]/([.D74]-[.D73])" office:value-type="float" office:value="1009129.95391327" calcext:value-type="float">
            <text:p>1009129.953913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8659502.47827" calcext:value-type="float">
            <text:p>1438659502.47827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8.02067446708679" calcext:value-type="float">
            <text:p>8.0206744671</text:p>
          </table:table-cell>
          <table:table-cell table:formula="of:=[.C75]/([.D75]-[.D74])" office:value-type="float" office:value="1035247.37927403" calcext:value-type="float">
            <text:p>1035247.379274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38659502.54311" calcext:value-type="float">
            <text:p>1438659502.54311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8.08551549911499" calcext:value-type="float">
            <text:p>8.0855154991</text:p>
          </table:table-cell>
          <table:table-cell table:formula="of:=[.C76]/([.D76]-[.D75])" office:value-type="float" office:value="1012198.57159981" calcext:value-type="float">
            <text:p>1012198.571599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38659502.6076" calcext:value-type="float">
            <text:p>1438659502.6076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8.15000176429749" calcext:value-type="float">
            <text:p>8.1500017643</text:p>
          </table:table-cell>
          <table:table-cell table:formula="of:=[.C77]/([.D77]-[.D76])" office:value-type="float" office:value="1017767.11388483" calcext:value-type="float">
            <text:p>1017767.113884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8659502.67081" calcext:value-type="float">
            <text:p>1438659502.67081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8.21321845054626" calcext:value-type="float">
            <text:p>8.2132184505</text:p>
          </table:table-cell>
          <table:table-cell table:formula="of:=[.C78]/([.D78]-[.D77])" office:value-type="float" office:value="1038206.90223647" calcext:value-type="float">
            <text:p>1038206.902236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38659502.73627" calcext:value-type="float">
            <text:p>1438659502.73627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8.27867031097412" calcext:value-type="float">
            <text:p>8.278670311</text:p>
          </table:table-cell>
          <table:table-cell table:formula="of:=[.C79]/([.D79]-[.D78])" office:value-type="float" office:value="1002752.24525271" calcext:value-type="float">
            <text:p>1002752.245252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8659502.79994" calcext:value-type="float">
            <text:p>1438659502.79994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8.34234809875488" calcext:value-type="float">
            <text:p>8.3423480988</text:p>
          </table:table-cell>
          <table:table-cell table:formula="of:=[.C80]/([.D80]-[.D79])" office:value-type="float" office:value="1030689.07208219" calcext:value-type="float">
            <text:p>1030689.072082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38659502.86464" calcext:value-type="float">
            <text:p>1438659502.86464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8.40704774856567" calcext:value-type="float">
            <text:p>8.4070477486</text:p>
          </table:table-cell>
          <table:table-cell table:formula="of:=[.C81]/([.D81]-[.D80])" office:value-type="float" office:value="1014410.43640786" calcext:value-type="float">
            <text:p>1014410.436407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8659502.92897" calcext:value-type="float">
            <text:p>1438659502.92897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8.47137546539307" calcext:value-type="float">
            <text:p>8.4713754654</text:p>
          </table:table-cell>
          <table:table-cell table:formula="of:=[.C82]/([.D82]-[.D81])" office:value-type="float" office:value="1020275.60182351" calcext:value-type="float">
            <text:p>1020275.601823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38659502.99255" calcext:value-type="float">
            <text:p>1438659502.99255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8.53495383262634" calcext:value-type="float">
            <text:p>8.5349538326</text:p>
          </table:table-cell>
          <table:table-cell table:formula="of:=[.C83]/([.D83]-[.D82])" office:value-type="float" office:value="1032300.81010399" calcext:value-type="float">
            <text:p>1032300.810103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38659503.05881" calcext:value-type="float">
            <text:p>1438659503.05881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8.60121035575867" calcext:value-type="float">
            <text:p>8.6012103558</text:p>
          </table:table-cell>
          <table:table-cell table:formula="of:=[.C84]/([.D84]-[.D83])" office:value-type="float" office:value="990574.163828715" calcext:value-type="float">
            <text:p>990574.1638287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38659503.12507" calcext:value-type="float">
            <text:p>1438659503.12507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8.66747736930847" calcext:value-type="float">
            <text:p>8.6674773693</text:p>
          </table:table-cell>
          <table:table-cell table:formula="of:=[.C85]/([.D85]-[.D84])" office:value-type="float" office:value="990417.35071813" calcext:value-type="float">
            <text:p>990417.350718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38659503.19117" calcext:value-type="float">
            <text:p>1438659503.19117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8.73357558250427" calcext:value-type="float">
            <text:p>8.7335755825</text:p>
          </table:table-cell>
          <table:table-cell table:formula="of:=[.C86]/([.D86]-[.D85])" office:value-type="float" office:value="992946.659625734" calcext:value-type="float">
            <text:p>992946.6596257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38659503.25739" calcext:value-type="float">
            <text:p>1438659503.25739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8.79979062080383" calcext:value-type="float">
            <text:p>8.7997906208</text:p>
          </table:table-cell>
          <table:table-cell table:formula="of:=[.C87]/([.D87]-[.D86])" office:value-type="float" office:value="991194.775166891" calcext:value-type="float">
            <text:p>991194.7751668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38659503.32383" calcext:value-type="float">
            <text:p>1438659503.3238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8.86623620986939" calcext:value-type="float">
            <text:p>8.8662362099</text:p>
          </table:table-cell>
          <table:table-cell table:formula="of:=[.C88]/([.D88]-[.D87])" office:value-type="float" office:value="987755.559443546" calcext:value-type="float">
            <text:p>987755.5594435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38659503.39078" calcext:value-type="float">
            <text:p>1438659503.39078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8.93318653106689" calcext:value-type="float">
            <text:p>8.9331865311</text:p>
          </table:table-cell>
          <table:table-cell table:formula="of:=[.C89]/([.D89]-[.D88])" office:value-type="float" office:value="980308.96381183" calcext:value-type="float">
            <text:p>980308.9638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8659503.45724" calcext:value-type="float">
            <text:p>1438659503.45724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8.99964308738709" calcext:value-type="float">
            <text:p>8.9996430874</text:p>
          </table:table-cell>
          <table:table-cell table:formula="of:=[.C90]/([.D90]-[.D89])" office:value-type="float" office:value="987592.551196639" calcext:value-type="float">
            <text:p>987592.5511966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38659503.52332" calcext:value-type="float">
            <text:p>1438659503.52332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9.06572771072388" calcext:value-type="float">
            <text:p>9.0657277107</text:p>
          </table:table-cell>
          <table:table-cell table:formula="of:=[.C91]/([.D91]-[.D90])" office:value-type="float" office:value="993150.852438316" calcext:value-type="float">
            <text:p>993150.852438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8659503.59007" calcext:value-type="float">
            <text:p>1438659503.59007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9.13247799873352" calcext:value-type="float">
            <text:p>9.1324779987</text:p>
          </table:table-cell>
          <table:table-cell table:formula="of:=[.C92]/([.D92]-[.D91])" office:value-type="float" office:value="983246.693864722" calcext:value-type="float">
            <text:p>983246.6938647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38659503.65586" calcext:value-type="float">
            <text:p>1438659503.65586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9.19826149940491" calcext:value-type="float">
            <text:p>9.1982614994</text:p>
          </table:table-cell>
          <table:table-cell table:formula="of:=[.C93]/([.D93]-[.D92])" office:value-type="float" office:value="997696.980704272" calcext:value-type="float">
            <text:p>997696.9807042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38659503.72214" calcext:value-type="float">
            <text:p>1438659503.72214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9.26454639434814" calcext:value-type="float">
            <text:p>9.2645463943</text:p>
          </table:table-cell>
          <table:table-cell table:formula="of:=[.C94]/([.D94]-[.D93])" office:value-type="float" office:value="990150.170053126" calcext:value-type="float">
            <text:p>990150.1700531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38659503.78885" calcext:value-type="float">
            <text:p>1438659503.78885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9.33125567436218" calcext:value-type="float">
            <text:p>9.3312556744</text:p>
          </table:table-cell>
          <table:table-cell table:formula="of:=[.C95]/([.D95]-[.D94])" office:value-type="float" office:value="983851.122155547" calcext:value-type="float">
            <text:p>983851.1221555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38659503.85478" calcext:value-type="float">
            <text:p>1438659503.85478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9.39717936515808" calcext:value-type="float">
            <text:p>9.3971793652</text:p>
          </table:table-cell>
          <table:table-cell table:formula="of:=[.C96]/([.D96]-[.D95])" office:value-type="float" office:value="995575.326678818" calcext:value-type="float">
            <text:p>995575.3266788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8659503.92146" calcext:value-type="float">
            <text:p>1438659503.92146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9.4638671875" calcext:value-type="float">
            <text:p>9.4638671875</text:p>
          </table:table-cell>
          <table:table-cell table:formula="of:=[.C97]/([.D97]-[.D96])" office:value-type="float" office:value="984167.68901966" calcext:value-type="float">
            <text:p>984167.689019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38659503.98779" calcext:value-type="float">
            <text:p>1438659503.98779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9.53019547462463" calcext:value-type="float">
            <text:p>9.5301954746</text:p>
          </table:table-cell>
          <table:table-cell table:formula="of:=[.C98]/([.D98]-[.D97])" office:value-type="float" office:value="989502.410588028" calcext:value-type="float">
            <text:p>989502.410588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8659504.0541" calcext:value-type="float">
            <text:p>1438659504.0541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9.59650421142578" calcext:value-type="float">
            <text:p>9.5965042114</text:p>
          </table:table-cell>
          <table:table-cell table:formula="of:=[.C99]/([.D99]-[.D98])" office:value-type="float" office:value="989794.153322858" calcext:value-type="float">
            <text:p>989794.1533228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8659504.12037" calcext:value-type="float">
            <text:p>1438659504.12037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9.66277384757996" calcext:value-type="float">
            <text:p>9.6627738476</text:p>
          </table:table-cell>
          <table:table-cell table:formula="of:=[.C100]/([.D100]-[.D99])" office:value-type="float" office:value="990378.155197784" calcext:value-type="float">
            <text:p>990378.1551977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8659504.18603" calcext:value-type="float">
            <text:p>1438659504.18603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9.72843432426453" calcext:value-type="float">
            <text:p>9.7284343243</text:p>
          </table:table-cell>
          <table:table-cell table:formula="of:=[.C101]/([.D101]-[.D100])" office:value-type="float" office:value="999566.304023239" calcext:value-type="float">
            <text:p>999566.3040232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8659504.25258" calcext:value-type="float">
            <text:p>1438659504.25258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9.79497861862183" calcext:value-type="float">
            <text:p>9.7949786186</text:p>
          </table:table-cell>
          <table:table-cell table:formula="of:=[.C102]/([.D102]-[.D101])" office:value-type="float" office:value="986290.419545192" calcext:value-type="float">
            <text:p>986290.4195451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38659504.31902" calcext:value-type="float">
            <text:p>1438659504.31902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9.86141920089722" calcext:value-type="float">
            <text:p>9.8614192009</text:p>
          </table:table-cell>
          <table:table-cell table:formula="of:=[.C103]/([.D103]-[.D102])" office:value-type="float" office:value="987829.994143653" calcext:value-type="float">
            <text:p>987829.9941436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8659504.38499" calcext:value-type="float">
            <text:p>1438659504.38499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9.92739701271057" calcext:value-type="float">
            <text:p>9.9273970127</text:p>
          </table:table-cell>
          <table:table-cell table:formula="of:=[.C104]/([.D104]-[.D103])" office:value-type="float" office:value="994758.665014039" calcext:value-type="float">
            <text:p>994758.6650140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38659504.45246" calcext:value-type="float">
            <text:p>1438659504.45246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9.99486589431763" calcext:value-type="float">
            <text:p>9.9948658943</text:p>
          </table:table-cell>
          <table:table-cell table:formula="of:=[.C105]/([.D105]-[.D104])" office:value-type="float" office:value="972774.387787339" calcext:value-type="float">
            <text:p>972774.3877873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38659504.51852" calcext:value-type="float">
            <text:p>1438659504.51852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10.060920715332" calcext:value-type="float">
            <text:p>10.0609207153</text:p>
          </table:table-cell>
          <table:table-cell table:formula="of:=[.C106]/([.D106]-[.D105])" office:value-type="float" office:value="993598.937853271" calcext:value-type="float">
            <text:p>993598.9378532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38659504.58449" calcext:value-type="float">
            <text:p>1438659504.58449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10.1268916130066" calcext:value-type="float">
            <text:p>10.126891613</text:p>
          </table:table-cell>
          <table:table-cell table:formula="of:=[.C107]/([.D107]-[.D106])" office:value-type="float" office:value="994862.921583509" calcext:value-type="float">
            <text:p>994862.9215835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38659504.65121" calcext:value-type="float">
            <text:p>1438659504.65121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10.1936106681824" calcext:value-type="float">
            <text:p>10.1936106682</text:p>
          </table:table-cell>
          <table:table-cell table:formula="of:=[.C108]/([.D108]-[.D107])" office:value-type="float" office:value="983706.975871927" calcext:value-type="float">
            <text:p>983706.9758719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38659504.71688" calcext:value-type="float">
            <text:p>1438659504.71688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10.2592785358429" calcext:value-type="float">
            <text:p>10.2592785358</text:p>
          </table:table-cell>
          <table:table-cell table:formula="of:=[.C109]/([.D109]-[.D108])" office:value-type="float" office:value="999453.80196129" calcext:value-type="float">
            <text:p>999453.801961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38659504.78392" calcext:value-type="float">
            <text:p>1438659504.78392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10.3263261318207" calcext:value-type="float">
            <text:p>10.3263261318</text:p>
          </table:table-cell>
          <table:table-cell table:formula="of:=[.C110]/([.D110]-[.D109])" office:value-type="float" office:value="978886.700453029" calcext:value-type="float">
            <text:p>978886.7004530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38659504.85046" calcext:value-type="float">
            <text:p>1438659504.85046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10.3928639888763" calcext:value-type="float">
            <text:p>10.3928639889</text:p>
          </table:table-cell>
          <table:table-cell table:formula="of:=[.C111]/([.D111]-[.D110])" office:value-type="float" office:value="986385.839644546" calcext:value-type="float">
            <text:p>986385.8396445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38659504.91638" calcext:value-type="float">
            <text:p>1438659504.91638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10.4587862491608" calcext:value-type="float">
            <text:p>10.4587862492</text:p>
          </table:table-cell>
          <table:table-cell table:formula="of:=[.C112]/([.D112]-[.D111])" office:value-type="float" office:value="995596.930639643" calcext:value-type="float">
            <text:p>995596.9306396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38659504.98253" calcext:value-type="float">
            <text:p>1438659504.98253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10.5249300003052" calcext:value-type="float">
            <text:p>10.5249300003</text:p>
          </table:table-cell>
          <table:table-cell table:formula="of:=[.C113]/([.D113]-[.D112])" office:value-type="float" office:value="992263.046235586" calcext:value-type="float">
            <text:p>992263.0462355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38659505.0467" calcext:value-type="float">
            <text:p>1438659505.0467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10.5891048908234" calcext:value-type="float">
            <text:p>10.5891048908</text:p>
          </table:table-cell>
          <table:table-cell table:formula="of:=[.C114]/([.D114]-[.D113])" office:value-type="float" office:value="1022705.28971761" calcext:value-type="float">
            <text:p>1022705.289717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38659505.11003" calcext:value-type="float">
            <text:p>1438659505.11003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10.6524364948273" calcext:value-type="float">
            <text:p>10.6524364948</text:p>
          </table:table-cell>
          <table:table-cell table:formula="of:=[.C115]/([.D115]-[.D114])" office:value-type="float" office:value="1036323.03385134" calcext:value-type="float">
            <text:p>1036323.033851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38659505.17314" calcext:value-type="float">
            <text:p>1438659505.17314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10.7155389785767" calcext:value-type="float">
            <text:p>10.7155389786</text:p>
          </table:table-cell>
          <table:table-cell table:formula="of:=[.C116]/([.D116]-[.D115])" office:value-type="float" office:value="1040085.84290685" calcext:value-type="float">
            <text:p>1040085.842906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38659505.23602" calcext:value-type="float">
            <text:p>1438659505.23602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10.7784192562103" calcext:value-type="float">
            <text:p>10.7784192562</text:p>
          </table:table-cell>
          <table:table-cell table:formula="of:=[.C117]/([.D117]-[.D116])" office:value-type="float" office:value="1043761.29479523" calcext:value-type="float">
            <text:p>1043761.294795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38659505.29956" calcext:value-type="float">
            <text:p>1438659505.29956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10.8419594764709" calcext:value-type="float">
            <text:p>10.8419594765</text:p>
          </table:table-cell>
          <table:table-cell table:formula="of:=[.C118]/([.D118]-[.D117])" office:value-type="float" office:value="1032920.5616663" calcext:value-type="float">
            <text:p>1032920.56166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38659505.36273" calcext:value-type="float">
            <text:p>1438659505.36273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10.9051289558411" calcext:value-type="float">
            <text:p>10.9051289558</text:p>
          </table:table-cell>
          <table:table-cell table:formula="of:=[.C119]/([.D119]-[.D118])" office:value-type="float" office:value="1038982.75962438" calcext:value-type="float">
            <text:p>1038982.759624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8659505.42598" calcext:value-type="float">
            <text:p>1438659505.42598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10.9683811664581" calcext:value-type="float">
            <text:p>10.9683811665</text:p>
          </table:table-cell>
          <table:table-cell table:formula="of:=[.C120]/([.D120]-[.D119])" office:value-type="float" office:value="1037623.81361407" calcext:value-type="float">
            <text:p>1037623.813614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38659505.48903" calcext:value-type="float">
            <text:p>1438659505.48903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11.0314314365387" calcext:value-type="float">
            <text:p>11.0314314365</text:p>
          </table:table-cell>
          <table:table-cell table:formula="of:=[.C121]/([.D121]-[.D120])" office:value-type="float" office:value="1040947.16669944" calcext:value-type="float">
            <text:p>1040947.166699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38659505.55211" calcext:value-type="float">
            <text:p>1438659505.55211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11.0945119857788" calcext:value-type="float">
            <text:p>11.0945119858</text:p>
          </table:table-cell>
          <table:table-cell table:formula="of:=[.C122]/([.D122]-[.D121])" office:value-type="float" office:value="1040447.50387597" calcext:value-type="float">
            <text:p>1040447.503875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38659505.6154" calcext:value-type="float">
            <text:p>1438659505.6154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11.157808303833" calcext:value-type="float">
            <text:p>11.1578083038</text:p>
          </table:table-cell>
          <table:table-cell table:formula="of:=[.C123]/([.D123]-[.D122])" office:value-type="float" office:value="1036900.75532989" calcext:value-type="float">
            <text:p>1036900.755329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8659505.67788" calcext:value-type="float">
            <text:p>1438659505.67788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11.2202847003937" calcext:value-type="float">
            <text:p>11.2202847004</text:p>
          </table:table-cell>
          <table:table-cell table:formula="of:=[.C124]/([.D124]-[.D123])" office:value-type="float" office:value="1050508.72990517" calcext:value-type="float">
            <text:p>1050508.729905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8659505.74096" calcext:value-type="float">
            <text:p>1438659505.74096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11.2833602428436" calcext:value-type="float">
            <text:p>11.2833602428</text:p>
          </table:table-cell>
          <table:table-cell table:formula="of:=[.C125]/([.D125]-[.D124])" office:value-type="float" office:value="1040530.09218394" calcext:value-type="float">
            <text:p>1040530.092183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38659505.80439" calcext:value-type="float">
            <text:p>1438659505.80439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11.3467938899994" calcext:value-type="float">
            <text:p>11.34679389</text:p>
          </table:table-cell>
          <table:table-cell table:formula="of:=[.C126]/([.D126]-[.D125])" office:value-type="float" office:value="1034655.94274976" calcext:value-type="float">
            <text:p>1034655.942749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38659505.86772" calcext:value-type="float">
            <text:p>1438659505.86772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11.4101190567017" calcext:value-type="float">
            <text:p>11.4101190567</text:p>
          </table:table-cell>
          <table:table-cell table:formula="of:=[.C127]/([.D127]-[.D126])" office:value-type="float" office:value="1036428.38097174" calcext:value-type="float">
            <text:p>1036428.380971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38659505.93098" calcext:value-type="float">
            <text:p>1438659505.93098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11.4733860492706" calcext:value-type="float">
            <text:p>11.4733860493</text:p>
          </table:table-cell>
          <table:table-cell table:formula="of:=[.C128]/([.D128]-[.D127])" office:value-type="float" office:value="1037381.37905721" calcext:value-type="float">
            <text:p>1037381.379057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38659505.99427" calcext:value-type="float">
            <text:p>1438659505.99427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11.5366716384888" calcext:value-type="float">
            <text:p>11.5366716385</text:p>
          </table:table-cell>
          <table:table-cell table:formula="of:=[.C129]/([.D129]-[.D128])" office:value-type="float" office:value="1037076.54160843" calcext:value-type="float">
            <text:p>1037076.54160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8659506.05435" calcext:value-type="float">
            <text:p>1438659506.05435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11.5967514514923" calcext:value-type="float">
            <text:p>11.5967514515</text:p>
          </table:table-cell>
          <table:table-cell table:formula="of:=[.C130]/([.D130]-[.D129])" office:value-type="float" office:value="1092413.51993111" calcext:value-type="float">
            <text:p>1092413.519931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8659506.11446" calcext:value-type="float">
            <text:p>1438659506.11446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11.6568622589111" calcext:value-type="float">
            <text:p>11.6568622589</text:p>
          </table:table-cell>
          <table:table-cell table:formula="of:=[.C131]/([.D131]-[.D130])" office:value-type="float" office:value="1091850.24820425" calcext:value-type="float">
            <text:p>1091850.248204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38659506.17496" calcext:value-type="float">
            <text:p>1438659506.17496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11.7173616886139" calcext:value-type="float">
            <text:p>11.7173616886</text:p>
          </table:table-cell>
          <table:table-cell table:formula="of:=[.C132]/([.D132]-[.D131])" office:value-type="float" office:value="1084836.67238614" calcext:value-type="float">
            <text:p>1084836.672386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8659506.23412" calcext:value-type="float">
            <text:p>1438659506.23412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11.7765190601349" calcext:value-type="float">
            <text:p>11.7765190601</text:p>
          </table:table-cell>
          <table:table-cell table:formula="of:=[.C133]/([.D133]-[.D132])" office:value-type="float" office:value="1109447.53481324" calcext:value-type="float">
            <text:p>1109447.534813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38659506.29506" calcext:value-type="float">
            <text:p>1438659506.29506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11.8374607563019" calcext:value-type="float">
            <text:p>11.8374607563</text:p>
          </table:table-cell>
          <table:table-cell table:formula="of:=[.C134]/([.D134]-[.D133])" office:value-type="float" office:value="1076963.7888016" calcext:value-type="float">
            <text:p>1076963.78880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8659506.35496" calcext:value-type="float">
            <text:p>1438659506.35496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11.8973591327667" calcext:value-type="float">
            <text:p>11.8973591328</text:p>
          </table:table-cell>
          <table:table-cell table:formula="of:=[.C135]/([.D135]-[.D134])" office:value-type="float" office:value="1095722.51993377" calcext:value-type="float">
            <text:p>1095722.519933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38659506.41532" calcext:value-type="float">
            <text:p>1438659506.41532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11.9577243328094" calcext:value-type="float">
            <text:p>11.9577243328</text:p>
          </table:table-cell>
          <table:table-cell table:formula="of:=[.C136]/([.D136]-[.D135])" office:value-type="float" office:value="1087248.94398673" calcext:value-type="float">
            <text:p>1087248.943986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8659506.4757" calcext:value-type="float">
            <text:p>1438659506.4757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12.0181021690369" calcext:value-type="float">
            <text:p>12.018102169</text:p>
          </table:table-cell>
          <table:table-cell table:formula="of:=[.C137]/([.D137]-[.D136])" office:value-type="float" office:value="1087021.39892514" calcext:value-type="float">
            <text:p>1087021.398925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8659506.5352" calcext:value-type="float">
            <text:p>1438659506.5352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12.0776014328003" calcext:value-type="float">
            <text:p>12.0776014328</text:p>
          </table:table-cell>
          <table:table-cell table:formula="of:=[.C138]/([.D138]-[.D137])" office:value-type="float" office:value="1103072.47264363" calcext:value-type="float">
            <text:p>1103072.472643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8659506.5958" calcext:value-type="float">
            <text:p>1438659506.5958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12.1382009983063" calcext:value-type="float">
            <text:p>12.1382009983</text:p>
          </table:table-cell>
          <table:table-cell table:formula="of:=[.C139]/([.D139]-[.D138])" office:value-type="float" office:value="1083044.06891369" calcext:value-type="float">
            <text:p>1083044.068913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38659506.65565" calcext:value-type="float">
            <text:p>1438659506.65565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12.1980540752411" calcext:value-type="float">
            <text:p>12.1980540752</text:p>
          </table:table-cell>
          <table:table-cell table:formula="of:=[.C140]/([.D140]-[.D139])" office:value-type="float" office:value="1096551.81255726" calcext:value-type="float">
            <text:p>1096551.812557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8659506.71551" calcext:value-type="float">
            <text:p>1438659506.71551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12.2579135894775" calcext:value-type="float">
            <text:p>12.2579135895</text:p>
          </table:table-cell>
          <table:table-cell table:formula="of:=[.C141]/([.D141]-[.D140])" office:value-type="float" office:value="1096433.88920177" calcext:value-type="float">
            <text:p>1096433.889201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8659506.7759" calcext:value-type="float">
            <text:p>1438659506.7759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12.3183023929596" calcext:value-type="float">
            <text:p>12.318302393</text:p>
          </table:table-cell>
          <table:table-cell table:formula="of:=[.C142]/([.D142]-[.D141])" office:value-type="float" office:value="1086823.98417618" calcext:value-type="float">
            <text:p>1086823.984176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8659506.83622" calcext:value-type="float">
            <text:p>1438659506.83622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12.3786220550537" calcext:value-type="float">
            <text:p>12.3786220551</text:p>
          </table:table-cell>
          <table:table-cell table:formula="of:=[.C143]/([.D143]-[.D142])" office:value-type="float" office:value="1088069.75572235" calcext:value-type="float">
            <text:p>1088069.755722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8659506.89669" calcext:value-type="float">
            <text:p>1438659506.89669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12.4390916824341" calcext:value-type="float">
            <text:p>12.4390916824</text:p>
          </table:table-cell>
          <table:table-cell table:formula="of:=[.C144]/([.D144]-[.D143])" office:value-type="float" office:value="1085371.33174571" calcext:value-type="float">
            <text:p>1085371.331745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8659506.95678" calcext:value-type="float">
            <text:p>1438659506.95678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12.4991824626923" calcext:value-type="float">
            <text:p>12.4991824627</text:p>
          </table:table-cell>
          <table:table-cell table:formula="of:=[.C145]/([.D145]-[.D144])" office:value-type="float" office:value="1092214.14197009" calcext:value-type="float">
            <text:p>1092214.141970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8659510.02327" calcext:value-type="float">
            <text:p>1438659510.02327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15.5656733512878" calcext:value-type="float">
            <text:p>15.5656733513</text:p>
          </table:table-cell>
          <table:table-cell table:formula="of:=[.C146]/([.D146]-[.D145])" office:value-type="float" office:value="21402.9659256737" calcext:value-type="float">
            <text:p>21402.96592567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8659510.10484" calcext:value-type="float">
            <text:p>1438659510.10484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15.6472420692444" calcext:value-type="float">
            <text:p>15.6472420692</text:p>
          </table:table-cell>
          <table:table-cell table:formula="of:=[.C147]/([.D147]-[.D146])" office:value-type="float" office:value="804622.184143761" calcext:value-type="float">
            <text:p>804622.1841437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8659510.18781" calcext:value-type="float">
            <text:p>1438659510.18781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15.7302169799805" calcext:value-type="float">
            <text:p>15.73021698</text:p>
          </table:table-cell>
          <table:table-cell table:formula="of:=[.C148]/([.D148]-[.D147])" office:value-type="float" office:value="790986.087454241" calcext:value-type="float">
            <text:p>790986.0874542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8659510.27005" calcext:value-type="float">
            <text:p>1438659510.27005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15.8124573230743" calcext:value-type="float">
            <text:p>15.8124573231</text:p>
          </table:table-cell>
          <table:table-cell table:formula="of:=[.C149]/([.D149]-[.D148])" office:value-type="float" office:value="798051.145349495" calcext:value-type="float">
            <text:p>798051.1453494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38659510.35199" calcext:value-type="float">
            <text:p>1438659510.35199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15.8943920135498" calcext:value-type="float">
            <text:p>15.8943920135</text:p>
          </table:table-cell>
          <table:table-cell table:formula="of:=[.C150]/([.D150]-[.D149])" office:value-type="float" office:value="801028.228936242" calcext:value-type="float">
            <text:p>801028.2289362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38659510.43413" calcext:value-type="float">
            <text:p>1438659510.43413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15.9765362739563" calcext:value-type="float">
            <text:p>15.976536274</text:p>
          </table:table-cell>
          <table:table-cell table:formula="of:=[.C151]/([.D151]-[.D150])" office:value-type="float" office:value="798984.611648062" calcext:value-type="float">
            <text:p>798984.611648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8659510.51692" calcext:value-type="float">
            <text:p>1438659510.51692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16.0593204498291" calcext:value-type="float">
            <text:p>16.0593204498</text:p>
          </table:table-cell>
          <table:table-cell table:formula="of:=[.C152]/([.D152]-[.D151])" office:value-type="float" office:value="792808.520566093" calcext:value-type="float">
            <text:p>792808.5205660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38659510.59901" calcext:value-type="float">
            <text:p>1438659510.59901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16.1414089202881" calcext:value-type="float">
            <text:p>16.1414089203</text:p>
          </table:table-cell>
          <table:table-cell table:formula="of:=[.C153]/([.D153]-[.D152])" office:value-type="float" office:value="799527.627120219" calcext:value-type="float">
            <text:p>799527.62712021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38659510.68238" calcext:value-type="float">
            <text:p>1438659510.68238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16.2247853279114" calcext:value-type="float">
            <text:p>16.2247853279</text:p>
          </table:table-cell>
          <table:table-cell table:formula="of:=[.C154]/([.D154]-[.D153])" office:value-type="float" office:value="787177.11485648" calcext:value-type="float">
            <text:p>787177.114856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8659510.7642" calcext:value-type="float">
            <text:p>1438659510.7642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16.3066012859344" calcext:value-type="float">
            <text:p>16.3066012859</text:p>
          </table:table-cell>
          <table:table-cell table:formula="of:=[.C155]/([.D155]-[.D154])" office:value-type="float" office:value="802190.692205699" calcext:value-type="float">
            <text:p>802190.6922056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38659510.84574" calcext:value-type="float">
            <text:p>1438659510.84574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16.3881397247314" calcext:value-type="float">
            <text:p>16.3881397247</text:p>
          </table:table-cell>
          <table:table-cell table:formula="of:=[.C156]/([.D156]-[.D155])" office:value-type="float" office:value="804920.979213268" calcext:value-type="float">
            <text:p>804920.9792132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8659510.92859" calcext:value-type="float">
            <text:p>1438659510.92859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16.4709904193878" calcext:value-type="float">
            <text:p>16.4709904194</text:p>
          </table:table-cell>
          <table:table-cell table:formula="of:=[.C157]/([.D157]-[.D156])" office:value-type="float" office:value="792171.994118003" calcext:value-type="float">
            <text:p>792171.9941180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8659511.01145" calcext:value-type="float">
            <text:p>1438659511.01145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16.553852558136" calcext:value-type="float">
            <text:p>16.5538525581</text:p>
          </table:table-cell>
          <table:table-cell table:formula="of:=[.C158]/([.D158]-[.D157])" office:value-type="float" office:value="792062.587226549" calcext:value-type="float">
            <text:p>792062.5872265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38659511.09" calcext:value-type="float">
            <text:p>1438659511.09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16.6324033737183" calcext:value-type="float">
            <text:p>16.6324033737</text:p>
          </table:table-cell>
          <table:table-cell table:formula="of:=[.C159]/([.D159]-[.D158])" office:value-type="float" office:value="835535.563997499" calcext:value-type="float">
            <text:p>835535.5639974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8659511.16754" calcext:value-type="float">
            <text:p>1438659511.16754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16.7099430561066" calcext:value-type="float">
            <text:p>16.7099430561</text:p>
          </table:table-cell>
          <table:table-cell table:formula="of:=[.C160]/([.D160]-[.D159])" office:value-type="float" office:value="846431.11731263" calcext:value-type="float">
            <text:p>846431.117312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38659511.24585" calcext:value-type="float">
            <text:p>1438659511.24585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16.7882571220398" calcext:value-type="float">
            <text:p>16.788257122</text:p>
          </table:table-cell>
          <table:table-cell table:formula="of:=[.C161]/([.D161]-[.D160])" office:value-type="float" office:value="838061.454451355" calcext:value-type="float">
            <text:p>838061.4544513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38659511.32473" calcext:value-type="float">
            <text:p>1438659511.32473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16.8671362400055" calcext:value-type="float">
            <text:p>16.86713624</text:p>
          </table:table-cell>
          <table:table-cell table:formula="of:=[.C162]/([.D162]-[.D161])" office:value-type="float" office:value="832057.985594376" calcext:value-type="float">
            <text:p>832057.9855943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8659511.40248" calcext:value-type="float">
            <text:p>1438659511.40248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16.9448788166046" calcext:value-type="float">
            <text:p>16.9448788166</text:p>
          </table:table-cell>
          <table:table-cell table:formula="of:=[.C163]/([.D163]-[.D162])" office:value-type="float" office:value="844222.083587875" calcext:value-type="float">
            <text:p>844222.08358787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38659511.48179" calcext:value-type="float">
            <text:p>1438659511.48179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17.0241940021515" calcext:value-type="float">
            <text:p>17.0241940022</text:p>
          </table:table-cell>
          <table:table-cell table:formula="of:=[.C164]/([.D164]-[.D163])" office:value-type="float" office:value="827483.407464409" calcext:value-type="float">
            <text:p>827483.4074644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8659511.55937" calcext:value-type="float">
            <text:p>1438659511.55937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17.101772069931" calcext:value-type="float">
            <text:p>17.1017720699</text:p>
          </table:table-cell>
          <table:table-cell table:formula="of:=[.C165]/([.D165]-[.D164])" office:value-type="float" office:value="846012.305778368" calcext:value-type="float">
            <text:p>846012.3057783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8659511.63748" calcext:value-type="float">
            <text:p>1438659511.63748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17.1798872947693" calcext:value-type="float">
            <text:p>17.1798872948</text:p>
          </table:table-cell>
          <table:table-cell table:formula="of:=[.C166]/([.D166]-[.D165])" office:value-type="float" office:value="840194.726903696" calcext:value-type="float">
            <text:p>840194.7269036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38659511.71659" calcext:value-type="float">
            <text:p>1438659511.71659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17.2589974403381" calcext:value-type="float">
            <text:p>17.2589974403</text:p>
          </table:table-cell>
          <table:table-cell table:formula="of:=[.C167]/([.D167]-[.D166])" office:value-type="float" office:value="829628.103046303" calcext:value-type="float">
            <text:p>829628.1030463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38659511.79428" calcext:value-type="float">
            <text:p>1438659511.79428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17.3366801738739" calcext:value-type="float">
            <text:p>17.3366801739</text:p>
          </table:table-cell>
          <table:table-cell table:formula="of:=[.C168]/([.D168]-[.D167])" office:value-type="float" office:value="844872.431912837" calcext:value-type="float">
            <text:p>844872.4319128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8659511.87249" calcext:value-type="float">
            <text:p>1438659511.87249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17.4148979187012" calcext:value-type="float">
            <text:p>17.4148979187</text:p>
          </table:table-cell>
          <table:table-cell table:formula="of:=[.C169]/([.D169]-[.D168])" office:value-type="float" office:value="839093.483773231" calcext:value-type="float">
            <text:p>839093.4837732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38659511.95078" calcext:value-type="float">
            <text:p>1438659511.95078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17.4931809902191" calcext:value-type="float">
            <text:p>17.4931809902</text:p>
          </table:table-cell>
          <table:table-cell table:formula="of:=[.C170]/([.D170]-[.D169])" office:value-type="float" office:value="838393.265968819" calcext:value-type="float">
            <text:p>838393.2659688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38659512.02502" calcext:value-type="float">
            <text:p>1438659512.02502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17.5674209594727" calcext:value-type="float">
            <text:p>17.5674209595</text:p>
          </table:table-cell>
          <table:table-cell table:formula="of:=[.C171]/([.D171]-[.D170])" office:value-type="float" office:value="884052.090267675" calcext:value-type="float">
            <text:p>884052.0902676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8659512.08855" calcext:value-type="float">
            <text:p>1438659512.08855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17.6309525966644" calcext:value-type="float">
            <text:p>17.6309525967</text:p>
          </table:table-cell>
          <table:table-cell table:formula="of:=[.C172]/([.D172]-[.D171])" office:value-type="float" office:value="1033060.10833449" calcext:value-type="float">
            <text:p>1033060.108334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38659512.15276" calcext:value-type="float">
            <text:p>1438659512.15276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17.6951599121094" calcext:value-type="float">
            <text:p>17.6951599121</text:p>
          </table:table-cell>
          <table:table-cell table:formula="of:=[.C173]/([.D173]-[.D172])" office:value-type="float" office:value="1022188.81984367" calcext:value-type="float">
            <text:p>1022188.819843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8659512.21749" calcext:value-type="float">
            <text:p>1438659512.21749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17.75989818573" calcext:value-type="float">
            <text:p>17.7598981857</text:p>
          </table:table-cell>
          <table:table-cell table:formula="of:=[.C174]/([.D174]-[.D173])" office:value-type="float" office:value="1013805.22416511" calcext:value-type="float">
            <text:p>1013805.224165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38659512.28139" calcext:value-type="float">
            <text:p>1438659512.28139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17.8237941265106" calcext:value-type="float">
            <text:p>17.8237941265</text:p>
          </table:table-cell>
          <table:table-cell table:formula="of:=[.C175]/([.D175]-[.D174])" office:value-type="float" office:value="1027170.10185859" calcext:value-type="float">
            <text:p>1027170.101858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38659512.34626" calcext:value-type="float">
            <text:p>1438659512.34626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17.8886606693268" calcext:value-type="float">
            <text:p>17.8886606693</text:p>
          </table:table-cell>
          <table:table-cell table:formula="of:=[.C176]/([.D176]-[.D175])" office:value-type="float" office:value="1011800.49299077" calcext:value-type="float">
            <text:p>1011800.492990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38659512.4102" calcext:value-type="float">
            <text:p>1438659512.4102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17.952605009079" calcext:value-type="float">
            <text:p>17.9526050091</text:p>
          </table:table-cell>
          <table:table-cell table:formula="of:=[.C177]/([.D177]-[.D176])" office:value-type="float" office:value="1026392.64482741" calcext:value-type="float">
            <text:p>1026392.644827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38659512.47427" calcext:value-type="float">
            <text:p>1438659512.47427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18.0166716575623" calcext:value-type="float">
            <text:p>18.0166716576</text:p>
          </table:table-cell>
          <table:table-cell table:formula="of:=[.C178]/([.D178]-[.D177])" office:value-type="float" office:value="1024433.1731686" calcext:value-type="float">
            <text:p>1024433.17316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38659512.53955" calcext:value-type="float">
            <text:p>1438659512.53955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18.0819571018219" calcext:value-type="float">
            <text:p>18.0819571018</text:p>
          </table:table-cell>
          <table:table-cell table:formula="of:=[.C179]/([.D179]-[.D178])" office:value-type="float" office:value="1005308.31557151" calcext:value-type="float">
            <text:p>1005308.315571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38659512.60341" calcext:value-type="float">
            <text:p>1438659512.60341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18.1458163261414" calcext:value-type="float">
            <text:p>18.1458163261</text:p>
          </table:table-cell>
          <table:table-cell table:formula="of:=[.C180]/([.D180]-[.D179])" office:value-type="float" office:value="1027760.68296216" calcext:value-type="float">
            <text:p>1027760.682962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38659512.66714" calcext:value-type="float">
            <text:p>1438659512.66714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18.2095427513123" calcext:value-type="float">
            <text:p>18.2095427513</text:p>
          </table:table-cell>
          <table:table-cell table:formula="of:=[.C181]/([.D181]-[.D180])" office:value-type="float" office:value="1029902.42782317" calcext:value-type="float">
            <text:p>1029902.427823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38659512.73167" calcext:value-type="float">
            <text:p>1438659512.73167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18.2740712165833" calcext:value-type="float">
            <text:p>18.2740712166</text:p>
          </table:table-cell>
          <table:table-cell table:formula="of:=[.C182]/([.D182]-[.D181])" office:value-type="float" office:value="1017101.51828917" calcext:value-type="float">
            <text:p>1017101.518289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38659512.79559" calcext:value-type="float">
            <text:p>1438659512.79559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18.3379895687103" calcext:value-type="float">
            <text:p>18.3379895687</text:p>
          </table:table-cell>
          <table:table-cell table:formula="of:=[.C183]/([.D183]-[.D182])" office:value-type="float" office:value="1026809.95075589" calcext:value-type="float">
            <text:p>1026809.950755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8659512.86053" calcext:value-type="float">
            <text:p>1438659512.86053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18.402934551239" calcext:value-type="float">
            <text:p>18.4029345512</text:p>
          </table:table-cell>
          <table:table-cell table:formula="of:=[.C184]/([.D184]-[.D183])" office:value-type="float" office:value="1010578.45340108" calcext:value-type="float">
            <text:p>1010578.453401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8659512.92492" calcext:value-type="float">
            <text:p>1438659512.92492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18.4673244953156" calcext:value-type="float">
            <text:p>18.4673244953</text:p>
          </table:table-cell>
          <table:table-cell table:formula="of:=[.C185]/([.D185]-[.D184])" office:value-type="float" office:value="1019289.59469177" calcext:value-type="float">
            <text:p>1019289.5946917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38659512.98927" calcext:value-type="float">
            <text:p>1438659512.98927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18.5316715240479" calcext:value-type="float">
            <text:p>18.531671524</text:p>
          </table:table-cell>
          <table:table-cell table:formula="of:=[.C186]/([.D186]-[.D185])" office:value-type="float" office:value="1019969.39552634" calcext:value-type="float">
            <text:p>1019969.395526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38659513.05495" calcext:value-type="float">
            <text:p>1438659513.05495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18.597353219986" calcext:value-type="float">
            <text:p>18.59735322</text:p>
          </table:table-cell>
          <table:table-cell table:formula="of:=[.C187]/([.D187]-[.D186])" office:value-type="float" office:value="999243.382233047" calcext:value-type="float">
            <text:p>999243.3822330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38659513.12136" calcext:value-type="float">
            <text:p>1438659513.12136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18.6637663841248" calcext:value-type="float">
            <text:p>18.6637663841</text:p>
          </table:table-cell>
          <table:table-cell table:formula="of:=[.C188]/([.D188]-[.D187])" office:value-type="float" office:value="988237.811751275" calcext:value-type="float">
            <text:p>988237.81175127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38659513.18784" calcext:value-type="float">
            <text:p>1438659513.18784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18.7302474975586" calcext:value-type="float">
            <text:p>18.7302474976</text:p>
          </table:table-cell>
          <table:table-cell table:formula="of:=[.C189]/([.D189]-[.D188])" office:value-type="float" office:value="987227.749506889" calcext:value-type="float">
            <text:p>987227.74950688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8659513.25401" calcext:value-type="float">
            <text:p>1438659513.25401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18.7964169979095" calcext:value-type="float">
            <text:p>18.7964169979</text:p>
          </table:table-cell>
          <table:table-cell table:formula="of:=[.C190]/([.D190]-[.D189])" office:value-type="float" office:value="991876.916886159" calcext:value-type="float">
            <text:p>991876.9168861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38659513.32048" calcext:value-type="float">
            <text:p>1438659513.32048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18.8628809452057" calcext:value-type="float">
            <text:p>18.8628809452</text:p>
          </table:table-cell>
          <table:table-cell table:formula="of:=[.C191]/([.D191]-[.D190])" office:value-type="float" office:value="987482.728155827" calcext:value-type="float">
            <text:p>987482.7281558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8659513.38659" calcext:value-type="float">
            <text:p>1438659513.38659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18.928991317749" calcext:value-type="float">
            <text:p>18.9289913177</text:p>
          </table:table-cell>
          <table:table-cell table:formula="of:=[.C192]/([.D192]-[.D191])" office:value-type="float" office:value="992764.031952454" calcext:value-type="float">
            <text:p>992764.0319524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8659513.45328" calcext:value-type="float">
            <text:p>1438659513.45328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18.9956851005554" calcext:value-type="float">
            <text:p>18.9956851006</text:p>
          </table:table-cell>
          <table:table-cell table:formula="of:=[.C193]/([.D193]-[.D192])" office:value-type="float" office:value="984079.733346679" calcext:value-type="float">
            <text:p>984079.73334667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38659513.51941" calcext:value-type="float">
            <text:p>1438659513.51941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19.061811208725" calcext:value-type="float">
            <text:p>19.0618112087</text:p>
          </table:table-cell>
          <table:table-cell table:formula="of:=[.C194]/([.D194]-[.D193])" office:value-type="float" office:value="992527.789957203" calcext:value-type="float">
            <text:p>992527.7899572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38659513.58585" calcext:value-type="float">
            <text:p>1438659513.58585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19.1282572746277" calcext:value-type="float">
            <text:p>19.1282572746</text:p>
          </table:table-cell>
          <table:table-cell table:formula="of:=[.C195]/([.D195]-[.D194])" office:value-type="float" office:value="987748.471009527" calcext:value-type="float">
            <text:p>987748.4710095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38659513.6516" calcext:value-type="float">
            <text:p>1438659513.6516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19.1940035820007" calcext:value-type="float">
            <text:p>19.194003582</text:p>
          </table:table-cell>
          <table:table-cell table:formula="of:=[.C196]/([.D196]-[.D195])" office:value-type="float" office:value="998261.387177256" calcext:value-type="float">
            <text:p>998261.3871772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38659513.71821" calcext:value-type="float">
            <text:p>1438659513.71821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19.2606163024902" calcext:value-type="float">
            <text:p>19.2606163025</text:p>
          </table:table-cell>
          <table:table-cell table:formula="of:=[.C197]/([.D197]-[.D196])" office:value-type="float" office:value="985277.279139853" calcext:value-type="float">
            <text:p>985277.2791398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38659513.7852" calcext:value-type="float">
            <text:p>1438659513.7852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19.3276059627533" calcext:value-type="float">
            <text:p>19.3276059628</text:p>
          </table:table-cell>
          <table:table-cell table:formula="of:=[.C198]/([.D198]-[.D197])" office:value-type="float" office:value="979733.286335083" calcext:value-type="float">
            <text:p>979733.2863350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38659513.85138" calcext:value-type="float">
            <text:p>1438659513.8513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19.3937880992889" calcext:value-type="float">
            <text:p>19.3937880993</text:p>
          </table:table-cell>
          <table:table-cell table:formula="of:=[.C199]/([.D199]-[.D198])" office:value-type="float" office:value="991687.537386342" calcext:value-type="float">
            <text:p>991687.5373863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38659513.91717" calcext:value-type="float">
            <text:p>1438659513.91717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19.4595782756805" calcext:value-type="float">
            <text:p>19.4595782757</text:p>
          </table:table-cell>
          <table:table-cell table:formula="of:=[.C200]/([.D200]-[.D199])" office:value-type="float" office:value="997595.744527875" calcext:value-type="float">
            <text:p>997595.7445278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8659513.98351" calcext:value-type="float">
            <text:p>1438659513.98351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19.5259120464325" calcext:value-type="float">
            <text:p>19.5259120464</text:p>
          </table:table-cell>
          <table:table-cell table:formula="of:=[.C201]/([.D201]-[.D200])" office:value-type="float" office:value="989420.611190983" calcext:value-type="float">
            <text:p>989420.6111909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8659514.04977" calcext:value-type="float">
            <text:p>1438659514.04977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19.592170715332" calcext:value-type="float">
            <text:p>19.5921707153</text:p>
          </table:table-cell>
          <table:table-cell table:formula="of:=[.C202]/([.D202]-[.D201])" office:value-type="float" office:value="990542.084380139" calcext:value-type="float">
            <text:p>990542.0843801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38659514.11637" calcext:value-type="float">
            <text:p>1438659514.11637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19.6587746143341" calcext:value-type="float">
            <text:p>19.6587746143</text:p>
          </table:table-cell>
          <table:table-cell table:formula="of:=[.C203]/([.D203]-[.D202])" office:value-type="float" office:value="985407.776171709" calcext:value-type="float">
            <text:p>985407.77617170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8659514.18267" calcext:value-type="float">
            <text:p>1438659514.18267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19.7250761985779" calcext:value-type="float">
            <text:p>19.7250761986</text:p>
          </table:table-cell>
          <table:table-cell table:formula="of:=[.C204]/([.D204]-[.D203])" office:value-type="float" office:value="989900.931457195" calcext:value-type="float">
            <text:p>989900.9314571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8659514.24836" calcext:value-type="float">
            <text:p>1438659514.24836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19.7907671928406" calcext:value-type="float">
            <text:p>19.7907671928</text:p>
          </table:table-cell>
          <table:table-cell table:formula="of:=[.C205]/([.D205]-[.D204])" office:value-type="float" office:value="999101.942916872" calcext:value-type="float">
            <text:p>999101.94291687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38659514.31526" calcext:value-type="float">
            <text:p>1438659514.31526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19.8576612472534" calcext:value-type="float">
            <text:p>19.8576612473</text:p>
          </table:table-cell>
          <table:table-cell table:formula="of:=[.C206]/([.D206]-[.D205])" office:value-type="float" office:value="981133.533855596" calcext:value-type="float">
            <text:p>981133.5338555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38659514.38102" calcext:value-type="float">
            <text:p>1438659514.38102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19.9234206676483" calcext:value-type="float">
            <text:p>19.9234206676</text:p>
          </table:table-cell>
          <table:table-cell table:formula="of:=[.C207]/([.D207]-[.D206])" office:value-type="float" office:value="998062.324848177" calcext:value-type="float">
            <text:p>998062.3248481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38659514.44742" calcext:value-type="float">
            <text:p>1438659514.44742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19.9898271560669" calcext:value-type="float">
            <text:p>19.9898271561</text:p>
          </table:table-cell>
          <table:table-cell table:formula="of:=[.C208]/([.D208]-[.D207])" office:value-type="float" office:value="988337.157452186" calcext:value-type="float">
            <text:p>988337.15745218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38659514.51444" calcext:value-type="float">
            <text:p>1438659514.51444</text:p>
          </table:table-cell>
          <table:table-cell office:value-type="float" office:value="65632" calcext:value-type="float">
            <text:p>65632</text:p>
          </table:table-cell>
          <table:table-cell table:formula="of:=[.B209]-[.B$2]" office:value-type="float" office:value="20.0568473339081" calcext:value-type="float">
            <text:p>20.0568473339</text:p>
          </table:table-cell>
          <table:table-cell table:formula="of:=[.C209]/([.D209]-[.D208])" office:value-type="float" office:value="979287.16565814" calcext:value-type="float">
            <text:p>979287.165658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38659514.5801" calcext:value-type="float">
            <text:p>1438659514.5801</text:p>
          </table:table-cell>
          <table:table-cell office:value-type="float" office:value="65632" calcext:value-type="float">
            <text:p>65632</text:p>
          </table:table-cell>
          <table:table-cell table:formula="of:=[.B210]-[.B$2]" office:value-type="float" office:value="20.1225011348724" calcext:value-type="float">
            <text:p>20.1225011349</text:p>
          </table:table-cell>
          <table:table-cell table:formula="of:=[.C210]/([.D210]-[.D209])" office:value-type="float" office:value="999667.940560406" calcext:value-type="float">
            <text:p>999667.9405604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38659514.64714" calcext:value-type="float">
            <text:p>1438659514.64714</text:p>
          </table:table-cell>
          <table:table-cell office:value-type="float" office:value="65632" calcext:value-type="float">
            <text:p>65632</text:p>
          </table:table-cell>
          <table:table-cell table:formula="of:=[.B211]-[.B$2]" office:value-type="float" office:value="20.1895430088043" calcext:value-type="float">
            <text:p>20.1895430088</text:p>
          </table:table-cell>
          <table:table-cell table:formula="of:=[.C211]/([.D211]-[.D210])" office:value-type="float" office:value="978970.24875353" calcext:value-type="float">
            <text:p>978970.248753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38659514.71336" calcext:value-type="float">
            <text:p>1438659514.71336</text:p>
          </table:table-cell>
          <table:table-cell office:value-type="float" office:value="65632" calcext:value-type="float">
            <text:p>65632</text:p>
          </table:table-cell>
          <table:table-cell table:formula="of:=[.B212]-[.B$2]" office:value-type="float" office:value="20.2557647228241" calcext:value-type="float">
            <text:p>20.2557647228</text:p>
          </table:table-cell>
          <table:table-cell table:formula="of:=[.C212]/([.D212]-[.D211])" office:value-type="float" office:value="991094.854180318" calcext:value-type="float">
            <text:p>991094.8541803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8659514.77967" calcext:value-type="float">
            <text:p>1438659514.77967</text:p>
          </table:table-cell>
          <table:table-cell office:value-type="float" office:value="65632" calcext:value-type="float">
            <text:p>65632</text:p>
          </table:table-cell>
          <table:table-cell table:formula="of:=[.B213]-[.B$2]" office:value-type="float" office:value="20.3220779895782" calcext:value-type="float">
            <text:p>20.3220779896</text:p>
          </table:table-cell>
          <table:table-cell table:formula="of:=[.C213]/([.D213]-[.D212])" office:value-type="float" office:value="989726.539084915" calcext:value-type="float">
            <text:p>989726.5390849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38659514.84633" calcext:value-type="float">
            <text:p>1438659514.84633</text:p>
          </table:table-cell>
          <table:table-cell office:value-type="float" office:value="65632" calcext:value-type="float">
            <text:p>65632</text:p>
          </table:table-cell>
          <table:table-cell table:formula="of:=[.B214]-[.B$2]" office:value-type="float" office:value="20.3887362480164" calcext:value-type="float">
            <text:p>20.388736248</text:p>
          </table:table-cell>
          <table:table-cell table:formula="of:=[.C214]/([.D214]-[.D213])" office:value-type="float" office:value="984604.181654953" calcext:value-type="float">
            <text:p>984604.1816549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38659514.91213" calcext:value-type="float">
            <text:p>1438659514.91213</text:p>
          </table:table-cell>
          <table:table-cell office:value-type="float" office:value="65632" calcext:value-type="float">
            <text:p>65632</text:p>
          </table:table-cell>
          <table:table-cell table:formula="of:=[.B215]-[.B$2]" office:value-type="float" office:value="20.4545307159424" calcext:value-type="float">
            <text:p>20.4545307159</text:p>
          </table:table-cell>
          <table:table-cell table:formula="of:=[.C215]/([.D215]-[.D214])" office:value-type="float" office:value="997530.67497699" calcext:value-type="float">
            <text:p>997530.674976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38659514.97824" calcext:value-type="float">
            <text:p>1438659514.97824</text:p>
          </table:table-cell>
          <table:table-cell office:value-type="float" office:value="65632" calcext:value-type="float">
            <text:p>65632</text:p>
          </table:table-cell>
          <table:table-cell table:formula="of:=[.B216]-[.B$2]" office:value-type="float" office:value="20.5206453800201" calcext:value-type="float">
            <text:p>20.52064538</text:p>
          </table:table-cell>
          <table:table-cell table:formula="of:=[.C216]/([.D216]-[.D215])" office:value-type="float" office:value="992699.591164963" calcext:value-type="float">
            <text:p>992699.5911649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38659515.04258" calcext:value-type="float">
            <text:p>1438659515.04258</text:p>
          </table:table-cell>
          <table:table-cell office:value-type="float" office:value="65632" calcext:value-type="float">
            <text:p>65632</text:p>
          </table:table-cell>
          <table:table-cell table:formula="of:=[.B217]-[.B$2]" office:value-type="float" office:value="20.5849788188934" calcext:value-type="float">
            <text:p>20.5849788189</text:p>
          </table:table-cell>
          <table:table-cell table:formula="of:=[.C217]/([.D217]-[.D216])" office:value-type="float" office:value="1020184.85486633" calcext:value-type="float">
            <text:p>1020184.854866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38659515.10619" calcext:value-type="float">
            <text:p>1438659515.10619</text:p>
          </table:table-cell>
          <table:table-cell office:value-type="float" office:value="65632" calcext:value-type="float">
            <text:p>65632</text:p>
          </table:table-cell>
          <table:table-cell table:formula="of:=[.B218]-[.B$2]" office:value-type="float" office:value="20.6485950946808" calcext:value-type="float">
            <text:p>20.6485950947</text:p>
          </table:table-cell>
          <table:table-cell table:formula="of:=[.C218]/([.D218]-[.D217])" office:value-type="float" office:value="1031685.66829319" calcext:value-type="float">
            <text:p>1031685.668293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38659515.16923" calcext:value-type="float">
            <text:p>1438659515.16923</text:p>
          </table:table-cell>
          <table:table-cell office:value-type="float" office:value="65632" calcext:value-type="float">
            <text:p>65632</text:p>
          </table:table-cell>
          <table:table-cell table:formula="of:=[.B219]-[.B$2]" office:value-type="float" office:value="20.7116351127625" calcext:value-type="float">
            <text:p>20.7116351128</text:p>
          </table:table-cell>
          <table:table-cell table:formula="of:=[.C219]/([.D219]-[.D218])" office:value-type="float" office:value="1041116.45264722" calcext:value-type="float">
            <text:p>1041116.452647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38659515.23327" calcext:value-type="float">
            <text:p>1438659515.23327</text:p>
          </table:table-cell>
          <table:table-cell office:value-type="float" office:value="65632" calcext:value-type="float">
            <text:p>65632</text:p>
          </table:table-cell>
          <table:table-cell table:formula="of:=[.B220]-[.B$2]" office:value-type="float" office:value="20.7756772041321" calcext:value-type="float">
            <text:p>20.7756772041</text:p>
          </table:table-cell>
          <table:table-cell table:formula="of:=[.C220]/([.D220]-[.D219])" office:value-type="float" office:value="1024825.99484759" calcext:value-type="float">
            <text:p>1024825.994847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38659515.29724" calcext:value-type="float">
            <text:p>1438659515.29724</text:p>
          </table:table-cell>
          <table:table-cell office:value-type="float" office:value="65632" calcext:value-type="float">
            <text:p>65632</text:p>
          </table:table-cell>
          <table:table-cell table:formula="of:=[.B221]-[.B$2]" office:value-type="float" office:value="20.8396415710449" calcext:value-type="float">
            <text:p>20.839641571</text:p>
          </table:table-cell>
          <table:table-cell table:formula="of:=[.C221]/([.D221]-[.D220])" office:value-type="float" office:value="1026071.28261631" calcext:value-type="float">
            <text:p>1026071.282616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38659515.36006" calcext:value-type="float">
            <text:p>1438659515.36006</text:p>
          </table:table-cell>
          <table:table-cell office:value-type="float" office:value="65632" calcext:value-type="float">
            <text:p>65632</text:p>
          </table:table-cell>
          <table:table-cell table:formula="of:=[.B222]-[.B$2]" office:value-type="float" office:value="20.9024605751038" calcext:value-type="float">
            <text:p>20.9024605751</text:p>
          </table:table-cell>
          <table:table-cell table:formula="of:=[.C222]/([.D222]-[.D221])" office:value-type="float" office:value="1044779.3782042" calcext:value-type="float">
            <text:p>1044779.37820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8659515.42295" calcext:value-type="float">
            <text:p>1438659515.42295</text:p>
          </table:table-cell>
          <table:table-cell office:value-type="float" office:value="65632" calcext:value-type="float">
            <text:p>65632</text:p>
          </table:table-cell>
          <table:table-cell table:formula="of:=[.B223]-[.B$2]" office:value-type="float" office:value="20.9653525352478" calcext:value-type="float">
            <text:p>20.9653525352</text:p>
          </table:table-cell>
          <table:table-cell table:formula="of:=[.C223]/([.D223]-[.D222])" office:value-type="float" office:value="1043567.41067827" calcext:value-type="float">
            <text:p>1043567.410678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38659515.48682" calcext:value-type="float">
            <text:p>1438659515.48682</text:p>
          </table:table-cell>
          <table:table-cell office:value-type="float" office:value="65632" calcext:value-type="float">
            <text:p>65632</text:p>
          </table:table-cell>
          <table:table-cell table:formula="of:=[.B224]-[.B$2]" office:value-type="float" office:value="21.0292239189148" calcext:value-type="float">
            <text:p>21.0292239189</text:p>
          </table:table-cell>
          <table:table-cell table:formula="of:=[.C224]/([.D224]-[.D223])" office:value-type="float" office:value="1027565.02571147" calcext:value-type="float">
            <text:p>1027565.0257114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38659515.55065" calcext:value-type="float">
            <text:p>1438659515.55065</text:p>
          </table:table-cell>
          <table:table-cell office:value-type="float" office:value="65632" calcext:value-type="float">
            <text:p>65632</text:p>
          </table:table-cell>
          <table:table-cell table:formula="of:=[.B225]-[.B$2]" office:value-type="float" office:value="21.0930557250977" calcext:value-type="float">
            <text:p>21.0930557251</text:p>
          </table:table-cell>
          <table:table-cell table:formula="of:=[.C225]/([.D225]-[.D224])" office:value-type="float" office:value="1028202.14442909" calcext:value-type="float">
            <text:p>1028202.144429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38659515.6139" calcext:value-type="float">
            <text:p>1438659515.6139</text:p>
          </table:table-cell>
          <table:table-cell office:value-type="float" office:value="65632" calcext:value-type="float">
            <text:p>65632</text:p>
          </table:table-cell>
          <table:table-cell table:formula="of:=[.B226]-[.B$2]" office:value-type="float" office:value="21.1563007831573" calcext:value-type="float">
            <text:p>21.1563007832</text:p>
          </table:table-cell>
          <table:table-cell table:formula="of:=[.C226]/([.D226]-[.D225])" office:value-type="float" office:value="1037741.16134188" calcext:value-type="float">
            <text:p>1037741.161341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38659515.67704" calcext:value-type="float">
            <text:p>1438659515.67704</text:p>
          </table:table-cell>
          <table:table-cell office:value-type="float" office:value="65632" calcext:value-type="float">
            <text:p>65632</text:p>
          </table:table-cell>
          <table:table-cell table:formula="of:=[.B227]-[.B$2]" office:value-type="float" office:value="21.2194449901581" calcext:value-type="float">
            <text:p>21.2194449902</text:p>
          </table:table-cell>
          <table:table-cell table:formula="of:=[.C227]/([.D227]-[.D226])" office:value-type="float" office:value="1039398.59438315" calcext:value-type="float">
            <text:p>1039398.594383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38659515.74077" calcext:value-type="float">
            <text:p>1438659515.74077</text:p>
          </table:table-cell>
          <table:table-cell office:value-type="float" office:value="65632" calcext:value-type="float">
            <text:p>65632</text:p>
          </table:table-cell>
          <table:table-cell table:formula="of:=[.B228]-[.B$2]" office:value-type="float" office:value="21.2831740379333" calcext:value-type="float">
            <text:p>21.2831740379</text:p>
          </table:table-cell>
          <table:table-cell table:formula="of:=[.C228]/([.D228]-[.D227])" office:value-type="float" office:value="1029860.04484865" calcext:value-type="float">
            <text:p>1029860.044848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38659515.80392" calcext:value-type="float">
            <text:p>1438659515.80392</text:p>
          </table:table-cell>
          <table:table-cell office:value-type="float" office:value="65632" calcext:value-type="float">
            <text:p>65632</text:p>
          </table:table-cell>
          <table:table-cell table:formula="of:=[.B229]-[.B$2]" office:value-type="float" office:value="21.3463268280029" calcext:value-type="float">
            <text:p>21.346326828</text:p>
          </table:table-cell>
          <table:table-cell table:formula="of:=[.C229]/([.D229]-[.D228])" office:value-type="float" office:value="1039257.33016211" calcext:value-type="float">
            <text:p>1039257.330162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38659515.8673" calcext:value-type="float">
            <text:p>1438659515.8673</text:p>
          </table:table-cell>
          <table:table-cell office:value-type="float" office:value="65632" calcext:value-type="float">
            <text:p>65632</text:p>
          </table:table-cell>
          <table:table-cell table:formula="of:=[.B230]-[.B$2]" office:value-type="float" office:value="21.4097027778625" calcext:value-type="float">
            <text:p>21.4097027779</text:p>
          </table:table-cell>
          <table:table-cell table:formula="of:=[.C230]/([.D230]-[.D229])" office:value-type="float" office:value="1035597.89076737" calcext:value-type="float">
            <text:p>1035597.8907673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8659515.92961" calcext:value-type="float">
            <text:p>1438659515.92961</text:p>
          </table:table-cell>
          <table:table-cell office:value-type="float" office:value="65632" calcext:value-type="float">
            <text:p>65632</text:p>
          </table:table-cell>
          <table:table-cell table:formula="of:=[.B231]-[.B$2]" office:value-type="float" office:value="21.4720113277435" calcext:value-type="float">
            <text:p>21.4720113277</text:p>
          </table:table-cell>
          <table:table-cell table:formula="of:=[.C231]/([.D231]-[.D230])" office:value-type="float" office:value="1053338.58877099" calcext:value-type="float">
            <text:p>1053338.588770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38659515.99286" calcext:value-type="float">
            <text:p>1438659515.99286</text:p>
          </table:table-cell>
          <table:table-cell office:value-type="float" office:value="65632" calcext:value-type="float">
            <text:p>65632</text:p>
          </table:table-cell>
          <table:table-cell table:formula="of:=[.B232]-[.B$2]" office:value-type="float" office:value="21.5352628231049" calcext:value-type="float">
            <text:p>21.5352628231</text:p>
          </table:table-cell>
          <table:table-cell table:formula="of:=[.C232]/([.D232]-[.D231])" office:value-type="float" office:value="1037635.54719257" calcext:value-type="float">
            <text:p>1037635.5471925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38659516.05342" calcext:value-type="float">
            <text:p>1438659516.05342</text:p>
          </table:table-cell>
          <table:table-cell office:value-type="float" office:value="65632" calcext:value-type="float">
            <text:p>65632</text:p>
          </table:table-cell>
          <table:table-cell table:formula="of:=[.B233]-[.B$2]" office:value-type="float" office:value="21.5958223342896" calcext:value-type="float">
            <text:p>21.5958223343</text:p>
          </table:table-cell>
          <table:table-cell table:formula="of:=[.C233]/([.D233]-[.D232])" office:value-type="float" office:value="1083760.39892128" calcext:value-type="float">
            <text:p>1083760.398921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38659516.11394" calcext:value-type="float">
            <text:p>1438659516.11394</text:p>
          </table:table-cell>
          <table:table-cell office:value-type="float" office:value="65632" calcext:value-type="float">
            <text:p>65632</text:p>
          </table:table-cell>
          <table:table-cell table:formula="of:=[.B234]-[.B$2]" office:value-type="float" office:value="21.6563386917114" calcext:value-type="float">
            <text:p>21.6563386917</text:p>
          </table:table-cell>
          <table:table-cell table:formula="of:=[.C234]/([.D234]-[.D233])" office:value-type="float" office:value="1084533.22037317" calcext:value-type="float">
            <text:p>1084533.220373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38659516.17448" calcext:value-type="float">
            <text:p>1438659516.17448</text:p>
          </table:table-cell>
          <table:table-cell office:value-type="float" office:value="65632" calcext:value-type="float">
            <text:p>65632</text:p>
          </table:table-cell>
          <table:table-cell table:formula="of:=[.B235]-[.B$2]" office:value-type="float" office:value="21.7168838977814" calcext:value-type="float">
            <text:p>21.7168838978</text:p>
          </table:table-cell>
          <table:table-cell table:formula="of:=[.C235]/([.D235]-[.D234])" office:value-type="float" office:value="1084016.46076119" calcext:value-type="float">
            <text:p>1084016.460761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38659516.2341" calcext:value-type="float">
            <text:p>1438659516.2341</text:p>
          </table:table-cell>
          <table:table-cell office:value-type="float" office:value="65632" calcext:value-type="float">
            <text:p>65632</text:p>
          </table:table-cell>
          <table:table-cell table:formula="of:=[.B236]-[.B$2]" office:value-type="float" office:value="21.7765066623688" calcext:value-type="float">
            <text:p>21.7765066624</text:p>
          </table:table-cell>
          <table:table-cell table:formula="of:=[.C236]/([.D236]-[.D235])" office:value-type="float" office:value="1100787.60108127" calcext:value-type="float">
            <text:p>1100787.601081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38659516.29573" calcext:value-type="float">
            <text:p>1438659516.29573</text:p>
          </table:table-cell>
          <table:table-cell office:value-type="float" office:value="65632" calcext:value-type="float">
            <text:p>65632</text:p>
          </table:table-cell>
          <table:table-cell table:formula="of:=[.B237]-[.B$2]" office:value-type="float" office:value="21.8381342887878" calcext:value-type="float">
            <text:p>21.8381342888</text:p>
          </table:table-cell>
          <table:table-cell table:formula="of:=[.C237]/([.D237]-[.D236])" office:value-type="float" office:value="1064976.92372091" calcext:value-type="float">
            <text:p>1064976.923720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38659516.35587" calcext:value-type="float">
            <text:p>1438659516.35587</text:p>
          </table:table-cell>
          <table:table-cell office:value-type="float" office:value="65632" calcext:value-type="float">
            <text:p>65632</text:p>
          </table:table-cell>
          <table:table-cell table:formula="of:=[.B238]-[.B$2]" office:value-type="float" office:value="21.8982734680176" calcext:value-type="float">
            <text:p>21.898273468</text:p>
          </table:table-cell>
          <table:table-cell table:formula="of:=[.C238]/([.D238]-[.D237])" office:value-type="float" office:value="1091335.14691447" calcext:value-type="float">
            <text:p>1091335.146914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38659516.41584" calcext:value-type="float">
            <text:p>1438659516.41584</text:p>
          </table:table-cell>
          <table:table-cell office:value-type="float" office:value="65632" calcext:value-type="float">
            <text:p>65632</text:p>
          </table:table-cell>
          <table:table-cell table:formula="of:=[.B239]-[.B$2]" office:value-type="float" office:value="21.958244562149" calcext:value-type="float">
            <text:p>21.9582445621</text:p>
          </table:table-cell>
          <table:table-cell table:formula="of:=[.C239]/([.D239]-[.D238])" office:value-type="float" office:value="1094393.90677316" calcext:value-type="float">
            <text:p>1094393.906773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38659516.47556" calcext:value-type="float">
            <text:p>1438659516.47556</text:p>
          </table:table-cell>
          <table:table-cell office:value-type="float" office:value="65632" calcext:value-type="float">
            <text:p>65632</text:p>
          </table:table-cell>
          <table:table-cell table:formula="of:=[.B240]-[.B$2]" office:value-type="float" office:value="22.0179629325867" calcext:value-type="float">
            <text:p>22.0179629326</text:p>
          </table:table-cell>
          <table:table-cell table:formula="of:=[.C240]/([.D240]-[.D239])" office:value-type="float" office:value="1099025.30023914" calcext:value-type="float">
            <text:p>1099025.300239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8659516.53621" calcext:value-type="float">
            <text:p>1438659516.53621</text:p>
          </table:table-cell>
          <table:table-cell office:value-type="float" office:value="65632" calcext:value-type="float">
            <text:p>65632</text:p>
          </table:table-cell>
          <table:table-cell table:formula="of:=[.B241]-[.B$2]" office:value-type="float" office:value="22.0786092281342" calcext:value-type="float">
            <text:p>22.0786092281</text:p>
          </table:table-cell>
          <table:table-cell table:formula="of:=[.C241]/([.D241]-[.D240])" office:value-type="float" office:value="1082209.54647775" calcext:value-type="float">
            <text:p>1082209.546477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8659516.59703" calcext:value-type="float">
            <text:p>1438659516.59703</text:p>
          </table:table-cell>
          <table:table-cell office:value-type="float" office:value="65632" calcext:value-type="float">
            <text:p>65632</text:p>
          </table:table-cell>
          <table:table-cell table:formula="of:=[.B242]-[.B$2]" office:value-type="float" office:value="22.1394381523132" calcext:value-type="float">
            <text:p>22.1394381523</text:p>
          </table:table-cell>
          <table:table-cell table:formula="of:=[.C242]/([.D242]-[.D241])" office:value-type="float" office:value="1078960.39401885" calcext:value-type="float">
            <text:p>1078960.394018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38659516.65712" calcext:value-type="float">
            <text:p>1438659516.65712</text:p>
          </table:table-cell>
          <table:table-cell office:value-type="float" office:value="65632" calcext:value-type="float">
            <text:p>65632</text:p>
          </table:table-cell>
          <table:table-cell table:formula="of:=[.B243]-[.B$2]" office:value-type="float" office:value="22.1995186805725" calcext:value-type="float">
            <text:p>22.1995186806</text:p>
          </table:table-cell>
          <table:table-cell table:formula="of:=[.C243]/([.D243]-[.D242])" office:value-type="float" office:value="1092400.51480182" calcext:value-type="float">
            <text:p>1092400.514801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38659516.71704" calcext:value-type="float">
            <text:p>1438659516.71704</text:p>
          </table:table-cell>
          <table:table-cell office:value-type="float" office:value="65632" calcext:value-type="float">
            <text:p>65632</text:p>
          </table:table-cell>
          <table:table-cell table:formula="of:=[.B244]-[.B$2]" office:value-type="float" office:value="22.2594423294067" calcext:value-type="float">
            <text:p>22.2594423294</text:p>
          </table:table-cell>
          <table:table-cell table:formula="of:=[.C244]/([.D244]-[.D243])" office:value-type="float" office:value="1095260.40681473" calcext:value-type="float">
            <text:p>1095260.4068147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38659516.77807" calcext:value-type="float">
            <text:p>1438659516.77807</text:p>
          </table:table-cell>
          <table:table-cell office:value-type="float" office:value="65632" calcext:value-type="float">
            <text:p>65632</text:p>
          </table:table-cell>
          <table:table-cell table:formula="of:=[.B245]-[.B$2]" office:value-type="float" office:value="22.3204779624939" calcext:value-type="float">
            <text:p>22.3204779625</text:p>
          </table:table-cell>
          <table:table-cell table:formula="of:=[.C245]/([.D245]-[.D244])" office:value-type="float" office:value="1075306.28716963" calcext:value-type="float">
            <text:p>1075306.287169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38659516.83832" calcext:value-type="float">
            <text:p>1438659516.83832</text:p>
          </table:table-cell>
          <table:table-cell office:value-type="float" office:value="65632" calcext:value-type="float">
            <text:p>65632</text:p>
          </table:table-cell>
          <table:table-cell table:formula="of:=[.B246]-[.B$2]" office:value-type="float" office:value="22.3807232379913" calcext:value-type="float">
            <text:p>22.380723238</text:p>
          </table:table-cell>
          <table:table-cell table:formula="of:=[.C246]/([.D246]-[.D245])" office:value-type="float" office:value="1089413.22714663" calcext:value-type="float">
            <text:p>1089413.227146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8659516.89838" calcext:value-type="float">
            <text:p>1438659516.89838</text:p>
          </table:table-cell>
          <table:table-cell office:value-type="float" office:value="65632" calcext:value-type="float">
            <text:p>65632</text:p>
          </table:table-cell>
          <table:table-cell table:formula="of:=[.B247]-[.B$2]" office:value-type="float" office:value="22.4407827854156" calcext:value-type="float">
            <text:p>22.4407827854</text:p>
          </table:table-cell>
          <table:table-cell table:formula="of:=[.C247]/([.D247]-[.D246])" office:value-type="float" office:value="1092782.12731632" calcext:value-type="float">
            <text:p>1092782.127316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38659516.95878" calcext:value-type="float">
            <text:p>1438659516.95878</text:p>
          </table:table-cell>
          <table:table-cell office:value-type="float" office:value="65632" calcext:value-type="float">
            <text:p>65632</text:p>
          </table:table-cell>
          <table:table-cell table:formula="of:=[.B248]-[.B$2]" office:value-type="float" office:value="22.5011832714081" calcext:value-type="float">
            <text:p>22.5011832714</text:p>
          </table:table-cell>
          <table:table-cell table:formula="of:=[.C248]/([.D248]-[.D247])" office:value-type="float" office:value="1086613.77340944" calcext:value-type="float">
            <text:p>1086613.773409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8659520.02602" calcext:value-type="float">
            <text:p>1438659520.02602</text:p>
          </table:table-cell>
          <table:table-cell office:value-type="float" office:value="65632" calcext:value-type="float">
            <text:p>65632</text:p>
          </table:table-cell>
          <table:table-cell table:formula="of:=[.B249]-[.B$2]" office:value-type="float" office:value="25.568425655365" calcext:value-type="float">
            <text:p>25.5684256554</text:p>
          </table:table-cell>
          <table:table-cell table:formula="of:=[.C249]/([.D249]-[.D248])" office:value-type="float" office:value="21397.7220526443" calcext:value-type="float">
            <text:p>21397.72205264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38659520.10802" calcext:value-type="float">
            <text:p>1438659520.10802</text:p>
          </table:table-cell>
          <table:table-cell office:value-type="float" office:value="65632" calcext:value-type="float">
            <text:p>65632</text:p>
          </table:table-cell>
          <table:table-cell table:formula="of:=[.B250]-[.B$2]" office:value-type="float" office:value="25.6504256725311" calcext:value-type="float">
            <text:p>25.6504256725</text:p>
          </table:table-cell>
          <table:table-cell table:formula="of:=[.C250]/([.D250]-[.D249])" office:value-type="float" office:value="800390.076346265" calcext:value-type="float">
            <text:p>800390.0763462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38659520.19047" calcext:value-type="float">
            <text:p>1438659520.19047</text:p>
          </table:table-cell>
          <table:table-cell office:value-type="float" office:value="65632" calcext:value-type="float">
            <text:p>65632</text:p>
          </table:table-cell>
          <table:table-cell table:formula="of:=[.B251]-[.B$2]" office:value-type="float" office:value="25.7328760623932" calcext:value-type="float">
            <text:p>25.7328760624</text:p>
          </table:table-cell>
          <table:table-cell table:formula="of:=[.C251]/([.D251]-[.D250])" office:value-type="float" office:value="796018.067468235" calcext:value-type="float">
            <text:p>796018.0674682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8659520.27252" calcext:value-type="float">
            <text:p>1438659520.27252</text:p>
          </table:table-cell>
          <table:table-cell office:value-type="float" office:value="65632" calcext:value-type="float">
            <text:p>65632</text:p>
          </table:table-cell>
          <table:table-cell table:formula="of:=[.B252]-[.B$2]" office:value-type="float" office:value="25.8149247169495" calcext:value-type="float">
            <text:p>25.8149247169</text:p>
          </table:table-cell>
          <table:table-cell table:formula="of:=[.C252]/([.D252]-[.D251])" office:value-type="float" office:value="799915.61537411" calcext:value-type="float">
            <text:p>799915.615374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8659520.35529" calcext:value-type="float">
            <text:p>1438659520.35529</text:p>
          </table:table-cell>
          <table:table-cell office:value-type="float" office:value="65632" calcext:value-type="float">
            <text:p>65632</text:p>
          </table:table-cell>
          <table:table-cell table:formula="of:=[.B253]-[.B$2]" office:value-type="float" office:value="25.8976969718933" calcext:value-type="float">
            <text:p>25.8976969719</text:p>
          </table:table-cell>
          <table:table-cell table:formula="of:=[.C253]/([.D253]-[.D252])" office:value-type="float" office:value="792922.701508186" calcext:value-type="float">
            <text:p>792922.70150818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38659520.4377" calcext:value-type="float">
            <text:p>1438659520.4377</text:p>
          </table:table-cell>
          <table:table-cell office:value-type="float" office:value="65632" calcext:value-type="float">
            <text:p>65632</text:p>
          </table:table-cell>
          <table:table-cell table:formula="of:=[.B254]-[.B$2]" office:value-type="float" office:value="25.9801003932953" calcext:value-type="float">
            <text:p>25.9801003933</text:p>
          </table:table-cell>
          <table:table-cell table:formula="of:=[.C254]/([.D254]-[.D253])" office:value-type="float" office:value="796471.783372152" calcext:value-type="float">
            <text:p>796471.7833721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38659520.51975" calcext:value-type="float">
            <text:p>1438659520.51975</text:p>
          </table:table-cell>
          <table:table-cell office:value-type="float" office:value="65632" calcext:value-type="float">
            <text:p>65632</text:p>
          </table:table-cell>
          <table:table-cell table:formula="of:=[.B255]-[.B$2]" office:value-type="float" office:value="26.0621573925018" calcext:value-type="float">
            <text:p>26.0621573925</text:p>
          </table:table-cell>
          <table:table-cell table:formula="of:=[.C255]/([.D255]-[.D254])" office:value-type="float" office:value="799834.269283963" calcext:value-type="float">
            <text:p>799834.2692839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38659520.60212" calcext:value-type="float">
            <text:p>1438659520.60212</text:p>
          </table:table-cell>
          <table:table-cell office:value-type="float" office:value="65632" calcext:value-type="float">
            <text:p>65632</text:p>
          </table:table-cell>
          <table:table-cell table:formula="of:=[.B256]-[.B$2]" office:value-type="float" office:value="26.144526720047" calcext:value-type="float">
            <text:p>26.14452672</text:p>
          </table:table-cell>
          <table:table-cell table:formula="of:=[.C256]/([.D256]-[.D255])" office:value-type="float" office:value="796801.454570716" calcext:value-type="float">
            <text:p>796801.4545707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8659520.68467" calcext:value-type="float">
            <text:p>1438659520.68467</text:p>
          </table:table-cell>
          <table:table-cell office:value-type="float" office:value="65632" calcext:value-type="float">
            <text:p>65632</text:p>
          </table:table-cell>
          <table:table-cell table:formula="of:=[.B257]-[.B$2]" office:value-type="float" office:value="26.2270772457123" calcext:value-type="float">
            <text:p>26.2270772457</text:p>
          </table:table-cell>
          <table:table-cell table:formula="of:=[.C257]/([.D257]-[.D256])" office:value-type="float" office:value="795052.478116462" calcext:value-type="float">
            <text:p>795052.4781164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38659520.76738" calcext:value-type="float">
            <text:p>1438659520.76738</text:p>
          </table:table-cell>
          <table:table-cell office:value-type="float" office:value="65632" calcext:value-type="float">
            <text:p>65632</text:p>
          </table:table-cell>
          <table:table-cell table:formula="of:=[.B258]-[.B$2]" office:value-type="float" office:value="26.3097875118256" calcext:value-type="float">
            <text:p>26.3097875118</text:p>
          </table:table-cell>
          <table:table-cell table:formula="of:=[.C258]/([.D258]-[.D257])" office:value-type="float" office:value="793516.972972973" calcext:value-type="float">
            <text:p>793516.9729729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38659520.84931" calcext:value-type="float">
            <text:p>1438659520.84931</text:p>
          </table:table-cell>
          <table:table-cell office:value-type="float" office:value="65632" calcext:value-type="float">
            <text:p>65632</text:p>
          </table:table-cell>
          <table:table-cell table:formula="of:=[.B259]-[.B$2]" office:value-type="float" office:value="26.3917179107666" calcext:value-type="float">
            <text:p>26.3917179108</text:p>
          </table:table-cell>
          <table:table-cell table:formula="of:=[.C259]/([.D259]-[.D258])" office:value-type="float" office:value="801070.186991657" calcext:value-type="float">
            <text:p>801070.1869916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38659520.93134" calcext:value-type="float">
            <text:p>1438659520.93134</text:p>
          </table:table-cell>
          <table:table-cell office:value-type="float" office:value="65632" calcext:value-type="float">
            <text:p>65632</text:p>
          </table:table-cell>
          <table:table-cell table:formula="of:=[.B260]-[.B$2]" office:value-type="float" office:value="26.4737396240234" calcext:value-type="float">
            <text:p>26.473739624</text:p>
          </table:table-cell>
          <table:table-cell table:formula="of:=[.C260]/([.D260]-[.D259])" office:value-type="float" office:value="800178.360021394" calcext:value-type="float">
            <text:p>800178.36002139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38659521.01376" calcext:value-type="float">
            <text:p>1438659521.01376</text:p>
          </table:table-cell>
          <table:table-cell office:value-type="float" office:value="65632" calcext:value-type="float">
            <text:p>65632</text:p>
          </table:table-cell>
          <table:table-cell table:formula="of:=[.B261]-[.B$2]" office:value-type="float" office:value="26.5561625957489" calcext:value-type="float">
            <text:p>26.5561625957</text:p>
          </table:table-cell>
          <table:table-cell table:formula="of:=[.C261]/([.D261]-[.D260])" office:value-type="float" office:value="796282.864182675" calcext:value-type="float">
            <text:p>796282.8641826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38659521.09248" calcext:value-type="float">
            <text:p>1438659521.09248</text:p>
          </table:table-cell>
          <table:table-cell office:value-type="float" office:value="65632" calcext:value-type="float">
            <text:p>65632</text:p>
          </table:table-cell>
          <table:table-cell table:formula="of:=[.B262]-[.B$2]" office:value-type="float" office:value="26.6348826885223" calcext:value-type="float">
            <text:p>26.6348826885</text:p>
          </table:table-cell>
          <table:table-cell table:formula="of:=[.C262]/([.D262]-[.D261])" office:value-type="float" office:value="833738.854816825" calcext:value-type="float">
            <text:p>833738.8548168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8659521.17056" calcext:value-type="float">
            <text:p>1438659521.17056</text:p>
          </table:table-cell>
          <table:table-cell office:value-type="float" office:value="65632" calcext:value-type="float">
            <text:p>65632</text:p>
          </table:table-cell>
          <table:table-cell table:formula="of:=[.B263]-[.B$2]" office:value-type="float" office:value="26.7129678726196" calcext:value-type="float">
            <text:p>26.7129678726</text:p>
          </table:table-cell>
          <table:table-cell table:formula="of:=[.C263]/([.D263]-[.D262])" office:value-type="float" office:value="840517.964563239" calcext:value-type="float">
            <text:p>840517.96456323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38659521.24863" calcext:value-type="float">
            <text:p>1438659521.24863</text:p>
          </table:table-cell>
          <table:table-cell office:value-type="float" office:value="65632" calcext:value-type="float">
            <text:p>65632</text:p>
          </table:table-cell>
          <table:table-cell table:formula="of:=[.B264]-[.B$2]" office:value-type="float" office:value="26.7910327911377" calcext:value-type="float">
            <text:p>26.7910327911</text:p>
          </table:table-cell>
          <table:table-cell table:formula="of:=[.C264]/([.D264]-[.D263])" office:value-type="float" office:value="840736.16223414" calcext:value-type="float">
            <text:p>840736.162234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8659521.32734" calcext:value-type="float">
            <text:p>1438659521.32734</text:p>
          </table:table-cell>
          <table:table-cell office:value-type="float" office:value="65632" calcext:value-type="float">
            <text:p>65632</text:p>
          </table:table-cell>
          <table:table-cell table:formula="of:=[.B265]-[.B$2]" office:value-type="float" office:value="26.8697476387024" calcext:value-type="float">
            <text:p>26.8697476387</text:p>
          </table:table-cell>
          <table:table-cell table:formula="of:=[.C265]/([.D265]-[.D264])" office:value-type="float" office:value="833794.411480703" calcext:value-type="float">
            <text:p>833794.4114807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38659521.40564" calcext:value-type="float">
            <text:p>1438659521.40564</text:p>
          </table:table-cell>
          <table:table-cell office:value-type="float" office:value="65632" calcext:value-type="float">
            <text:p>65632</text:p>
          </table:table-cell>
          <table:table-cell table:formula="of:=[.B266]-[.B$2]" office:value-type="float" office:value="26.9480457305908" calcext:value-type="float">
            <text:p>26.9480457306</text:p>
          </table:table-cell>
          <table:table-cell table:formula="of:=[.C266]/([.D266]-[.D265])" office:value-type="float" office:value="838232.432196732" calcext:value-type="float">
            <text:p>838232.4321967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38659521.48378" calcext:value-type="float">
            <text:p>1438659521.48378</text:p>
          </table:table-cell>
          <table:table-cell office:value-type="float" office:value="65632" calcext:value-type="float">
            <text:p>65632</text:p>
          </table:table-cell>
          <table:table-cell table:formula="of:=[.B267]-[.B$2]" office:value-type="float" office:value="27.0261878967285" calcext:value-type="float">
            <text:p>27.0261878967</text:p>
          </table:table-cell>
          <table:table-cell table:formula="of:=[.C267]/([.D267]-[.D266])" office:value-type="float" office:value="839905.050550416" calcext:value-type="float">
            <text:p>839905.0505504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38659521.56162" calcext:value-type="float">
            <text:p>1438659521.56162</text:p>
          </table:table-cell>
          <table:table-cell office:value-type="float" office:value="65632" calcext:value-type="float">
            <text:p>65632</text:p>
          </table:table-cell>
          <table:table-cell table:formula="of:=[.B268]-[.B$2]" office:value-type="float" office:value="27.104022026062" calcext:value-type="float">
            <text:p>27.1040220261</text:p>
          </table:table-cell>
          <table:table-cell table:formula="of:=[.C268]/([.D268]-[.D267])" office:value-type="float" office:value="843229.06367702" calcext:value-type="float">
            <text:p>843229.063677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38659521.64098" calcext:value-type="float">
            <text:p>1438659521.64098</text:p>
          </table:table-cell>
          <table:table-cell office:value-type="float" office:value="65632" calcext:value-type="float">
            <text:p>65632</text:p>
          </table:table-cell>
          <table:table-cell table:formula="of:=[.B269]-[.B$2]" office:value-type="float" office:value="27.1833875179291" calcext:value-type="float">
            <text:p>27.1833875179</text:p>
          </table:table-cell>
          <table:table-cell table:formula="of:=[.C269]/([.D269]-[.D268])" office:value-type="float" office:value="826958.901860413" calcext:value-type="float">
            <text:p>826958.9018604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38659521.71822" calcext:value-type="float">
            <text:p>1438659521.71822</text:p>
          </table:table-cell>
          <table:table-cell office:value-type="float" office:value="65632" calcext:value-type="float">
            <text:p>65632</text:p>
          </table:table-cell>
          <table:table-cell table:formula="of:=[.B270]-[.B$2]" office:value-type="float" office:value="27.2606227397919" calcext:value-type="float">
            <text:p>27.2606227398</text:p>
          </table:table-cell>
          <table:table-cell table:formula="of:=[.C270]/([.D270]-[.D269])" office:value-type="float" office:value="849767.740896687" calcext:value-type="float">
            <text:p>849767.7408966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38659521.79699" calcext:value-type="float">
            <text:p>1438659521.79699</text:p>
          </table:table-cell>
          <table:table-cell office:value-type="float" office:value="65632" calcext:value-type="float">
            <text:p>65632</text:p>
          </table:table-cell>
          <table:table-cell table:formula="of:=[.B271]-[.B$2]" office:value-type="float" office:value="27.3393890857697" calcext:value-type="float">
            <text:p>27.3393890858</text:p>
          </table:table-cell>
          <table:table-cell table:formula="of:=[.C271]/([.D271]-[.D270])" office:value-type="float" office:value="833249.266361958" calcext:value-type="float">
            <text:p>833249.2663619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38659521.87549" calcext:value-type="float">
            <text:p>1438659521.87549</text:p>
          </table:table-cell>
          <table:table-cell office:value-type="float" office:value="65632" calcext:value-type="float">
            <text:p>65632</text:p>
          </table:table-cell>
          <table:table-cell table:formula="of:=[.B272]-[.B$2]" office:value-type="float" office:value="27.4178884029388" calcext:value-type="float">
            <text:p>27.4178884029</text:p>
          </table:table-cell>
          <table:table-cell table:formula="of:=[.C272]/([.D272]-[.D271])" office:value-type="float" office:value="836083.705779803" calcext:value-type="float">
            <text:p>836083.7057798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38659521.95395" calcext:value-type="float">
            <text:p>1438659521.95395</text:p>
          </table:table-cell>
          <table:table-cell office:value-type="float" office:value="65632" calcext:value-type="float">
            <text:p>65632</text:p>
          </table:table-cell>
          <table:table-cell table:formula="of:=[.B273]-[.B$2]" office:value-type="float" office:value="27.4963488578796" calcext:value-type="float">
            <text:p>27.4963488579</text:p>
          </table:table-cell>
          <table:table-cell table:formula="of:=[.C273]/([.D273]-[.D272])" office:value-type="float" office:value="836497.826191858" calcext:value-type="float">
            <text:p>836497.82619185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38659522.02679" calcext:value-type="float">
            <text:p>1438659522.02679</text:p>
          </table:table-cell>
          <table:table-cell office:value-type="float" office:value="65632" calcext:value-type="float">
            <text:p>65632</text:p>
          </table:table-cell>
          <table:table-cell table:formula="of:=[.B274]-[.B$2]" office:value-type="float" office:value="27.5691890716553" calcext:value-type="float">
            <text:p>27.5691890717</text:p>
          </table:table-cell>
          <table:table-cell table:formula="of:=[.C274]/([.D274]-[.D273])" office:value-type="float" office:value="901040.738322958" calcext:value-type="float">
            <text:p>901040.7383229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38659522.0911" calcext:value-type="float">
            <text:p>1438659522.0911</text:p>
          </table:table-cell>
          <table:table-cell office:value-type="float" office:value="65632" calcext:value-type="float">
            <text:p>65632</text:p>
          </table:table-cell>
          <table:table-cell table:formula="of:=[.B275]-[.B$2]" office:value-type="float" office:value="27.6334986686707" calcext:value-type="float">
            <text:p>27.6334986687</text:p>
          </table:table-cell>
          <table:table-cell table:formula="of:=[.C275]/([.D275]-[.D274])" office:value-type="float" office:value="1020563.07372448" calcext:value-type="float">
            <text:p>1020563.073724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38659522.15482" calcext:value-type="float">
            <text:p>1438659522.15482</text:p>
          </table:table-cell>
          <table:table-cell office:value-type="float" office:value="65632" calcext:value-type="float">
            <text:p>65632</text:p>
          </table:table-cell>
          <table:table-cell table:formula="of:=[.B276]-[.B$2]" office:value-type="float" office:value="27.6972215175629" calcext:value-type="float">
            <text:p>27.6972215176</text:p>
          </table:table-cell>
          <table:table-cell table:formula="of:=[.C276]/([.D276]-[.D275])" office:value-type="float" office:value="1029960.22841065" calcext:value-type="float">
            <text:p>1029960.228410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38659522.21937" calcext:value-type="float">
            <text:p>1438659522.21937</text:p>
          </table:table-cell>
          <table:table-cell office:value-type="float" office:value="65632" calcext:value-type="float">
            <text:p>65632</text:p>
          </table:table-cell>
          <table:table-cell table:formula="of:=[.B277]-[.B$2]" office:value-type="float" office:value="27.7617719173431" calcext:value-type="float">
            <text:p>27.7617719173</text:p>
          </table:table-cell>
          <table:table-cell table:formula="of:=[.C277]/([.D277]-[.D276])" office:value-type="float" office:value="1016755.9027273" calcext:value-type="float">
            <text:p>1016755.902727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38659522.28383" calcext:value-type="float">
            <text:p>1438659522.28383</text:p>
          </table:table-cell>
          <table:table-cell office:value-type="float" office:value="65632" calcext:value-type="float">
            <text:p>65632</text:p>
          </table:table-cell>
          <table:table-cell table:formula="of:=[.B278]-[.B$2]" office:value-type="float" office:value="27.8262331485748" calcext:value-type="float">
            <text:p>27.8262331486</text:p>
          </table:table-cell>
          <table:table-cell table:formula="of:=[.C278]/([.D278]-[.D277])" office:value-type="float" office:value="1018162.37055886" calcext:value-type="float">
            <text:p>1018162.370558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38659522.3475" calcext:value-type="float">
            <text:p>1438659522.3475</text:p>
          </table:table-cell>
          <table:table-cell office:value-type="float" office:value="65632" calcext:value-type="float">
            <text:p>65632</text:p>
          </table:table-cell>
          <table:table-cell table:formula="of:=[.B279]-[.B$2]" office:value-type="float" office:value="27.8899073600769" calcext:value-type="float">
            <text:p>27.8899073601</text:p>
          </table:table-cell>
          <table:table-cell table:formula="of:=[.C279]/([.D279]-[.D278])" office:value-type="float" office:value="1030746.96100259" calcext:value-type="float">
            <text:p>1030746.961002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38659522.41259" calcext:value-type="float">
            <text:p>1438659522.41259</text:p>
          </table:table-cell>
          <table:table-cell office:value-type="float" office:value="65632" calcext:value-type="float">
            <text:p>65632</text:p>
          </table:table-cell>
          <table:table-cell table:formula="of:=[.B280]-[.B$2]" office:value-type="float" office:value="27.9549920558929" calcext:value-type="float">
            <text:p>27.9549920559</text:p>
          </table:table-cell>
          <table:table-cell table:formula="of:=[.C280]/([.D280]-[.D279])" office:value-type="float" office:value="1008409.10719637" calcext:value-type="float">
            <text:p>1008409.107196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38659522.47646" calcext:value-type="float">
            <text:p>1438659522.47646</text:p>
          </table:table-cell>
          <table:table-cell office:value-type="float" office:value="65632" calcext:value-type="float">
            <text:p>65632</text:p>
          </table:table-cell>
          <table:table-cell table:formula="of:=[.B281]-[.B$2]" office:value-type="float" office:value="28.01886510849" calcext:value-type="float">
            <text:p>28.0188651085</text:p>
          </table:table-cell>
          <table:table-cell table:formula="of:=[.C281]/([.D281]-[.D280])" office:value-type="float" office:value="1027538.1766087" calcext:value-type="float">
            <text:p>1027538.176608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8659522.54081" calcext:value-type="float">
            <text:p>1438659522.54081</text:p>
          </table:table-cell>
          <table:table-cell office:value-type="float" office:value="65632" calcext:value-type="float">
            <text:p>65632</text:p>
          </table:table-cell>
          <table:table-cell table:formula="of:=[.B282]-[.B$2]" office:value-type="float" office:value="28.0832169055939" calcext:value-type="float">
            <text:p>28.0832169056</text:p>
          </table:table-cell>
          <table:table-cell table:formula="of:=[.C282]/([.D282]-[.D281])" office:value-type="float" office:value="1019893.81732497" calcext:value-type="float">
            <text:p>1019893.817324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38659522.60558" calcext:value-type="float">
            <text:p>1438659522.60558</text:p>
          </table:table-cell>
          <table:table-cell office:value-type="float" office:value="65632" calcext:value-type="float">
            <text:p>65632</text:p>
          </table:table-cell>
          <table:table-cell table:formula="of:=[.B283]-[.B$2]" office:value-type="float" office:value="28.1479873657227" calcext:value-type="float">
            <text:p>28.1479873657</text:p>
          </table:table-cell>
          <table:table-cell table:formula="of:=[.C283]/([.D283]-[.D282])" office:value-type="float" office:value="1013301.43200315" calcext:value-type="float">
            <text:p>1013301.432003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8659522.66993" calcext:value-type="float">
            <text:p>1438659522.66993</text:p>
          </table:table-cell>
          <table:table-cell office:value-type="float" office:value="65632" calcext:value-type="float">
            <text:p>65632</text:p>
          </table:table-cell>
          <table:table-cell table:formula="of:=[.B284]-[.B$2]" office:value-type="float" office:value="28.2123305797577" calcext:value-type="float">
            <text:p>28.2123305798</text:p>
          </table:table-cell>
          <table:table-cell table:formula="of:=[.C284]/([.D284]-[.D283])" office:value-type="float" office:value="1020029.86615285" calcext:value-type="float">
            <text:p>1020029.8661528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38659522.73364" calcext:value-type="float">
            <text:p>1438659522.73364</text:p>
          </table:table-cell>
          <table:table-cell office:value-type="float" office:value="65632" calcext:value-type="float">
            <text:p>65632</text:p>
          </table:table-cell>
          <table:table-cell table:formula="of:=[.B285]-[.B$2]" office:value-type="float" office:value="28.2760443687439" calcext:value-type="float">
            <text:p>28.2760443687</text:p>
          </table:table-cell>
          <table:table-cell table:formula="of:=[.C285]/([.D285]-[.D284])" office:value-type="float" office:value="1030106.6856063" calcext:value-type="float">
            <text:p>1030106.68560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38659522.79835" calcext:value-type="float">
            <text:p>1438659522.79835</text:p>
          </table:table-cell>
          <table:table-cell office:value-type="float" office:value="65632" calcext:value-type="float">
            <text:p>65632</text:p>
          </table:table-cell>
          <table:table-cell table:formula="of:=[.B286]-[.B$2]" office:value-type="float" office:value="28.3407564163208" calcext:value-type="float">
            <text:p>28.3407564163</text:p>
          </table:table-cell>
          <table:table-cell table:formula="of:=[.C286]/([.D286]-[.D285])" office:value-type="float" office:value="1014216.09201907" calcext:value-type="float">
            <text:p>1014216.092019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38659522.86232" calcext:value-type="float">
            <text:p>1438659522.86232</text:p>
          </table:table-cell>
          <table:table-cell office:value-type="float" office:value="65632" calcext:value-type="float">
            <text:p>65632</text:p>
          </table:table-cell>
          <table:table-cell table:formula="of:=[.B287]-[.B$2]" office:value-type="float" office:value="28.4047276973724" calcext:value-type="float">
            <text:p>28.4047276974</text:p>
          </table:table-cell>
          <table:table-cell table:formula="of:=[.C287]/([.D287]-[.D286])" office:value-type="float" office:value="1025960.38286343" calcext:value-type="float">
            <text:p>1025960.382863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38659522.92645" calcext:value-type="float">
            <text:p>1438659522.92645</text:p>
          </table:table-cell>
          <table:table-cell office:value-type="float" office:value="65632" calcext:value-type="float">
            <text:p>65632</text:p>
          </table:table-cell>
          <table:table-cell table:formula="of:=[.B288]-[.B$2]" office:value-type="float" office:value="28.468857049942" calcext:value-type="float">
            <text:p>28.4688570499</text:p>
          </table:table-cell>
          <table:table-cell table:formula="of:=[.C288]/([.D288]-[.D287])" office:value-type="float" office:value="1023431.5078854" calcext:value-type="float">
            <text:p>1023431.507885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8659522.99154" calcext:value-type="float">
            <text:p>1438659522.99154</text:p>
          </table:table-cell>
          <table:table-cell office:value-type="float" office:value="65632" calcext:value-type="float">
            <text:p>65632</text:p>
          </table:table-cell>
          <table:table-cell table:formula="of:=[.B289]-[.B$2]" office:value-type="float" office:value="28.5339438915253" calcext:value-type="float">
            <text:p>28.5339438915</text:p>
          </table:table-cell>
          <table:table-cell table:formula="of:=[.C289]/([.D289]-[.D288])" office:value-type="float" office:value="1008375.86220943" calcext:value-type="float">
            <text:p>1008375.862209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38659523.05725" calcext:value-type="float">
            <text:p>1438659523.05725</text:p>
          </table:table-cell>
          <table:table-cell office:value-type="float" office:value="65632" calcext:value-type="float">
            <text:p>65632</text:p>
          </table:table-cell>
          <table:table-cell table:formula="of:=[.B290]-[.B$2]" office:value-type="float" office:value="28.5996539592743" calcext:value-type="float">
            <text:p>28.5996539593</text:p>
          </table:table-cell>
          <table:table-cell table:formula="of:=[.C290]/([.D290]-[.D289])" office:value-type="float" office:value="998811.936257293" calcext:value-type="float">
            <text:p>998811.9362572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8659523.12327" calcext:value-type="float">
            <text:p>1438659523.12327</text:p>
          </table:table-cell>
          <table:table-cell office:value-type="float" office:value="65632" calcext:value-type="float">
            <text:p>65632</text:p>
          </table:table-cell>
          <table:table-cell table:formula="of:=[.B291]-[.B$2]" office:value-type="float" office:value="28.6656715869904" calcext:value-type="float">
            <text:p>28.665671587</text:p>
          </table:table-cell>
          <table:table-cell table:formula="of:=[.C291]/([.D291]-[.D290])" office:value-type="float" office:value="994158.715945944" calcext:value-type="float">
            <text:p>994158.7159459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38659523.1895" calcext:value-type="float">
            <text:p>1438659523.1895</text:p>
          </table:table-cell>
          <table:table-cell office:value-type="float" office:value="65632" calcext:value-type="float">
            <text:p>65632</text:p>
          </table:table-cell>
          <table:table-cell table:formula="of:=[.B292]-[.B$2]" office:value-type="float" office:value="28.7319066524506" calcext:value-type="float">
            <text:p>28.7319066525</text:p>
          </table:table-cell>
          <table:table-cell table:formula="of:=[.C292]/([.D292]-[.D291])" office:value-type="float" office:value="990895.072632375" calcext:value-type="float">
            <text:p>990895.0726323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38659523.25618" calcext:value-type="float">
            <text:p>1438659523.25618</text:p>
          </table:table-cell>
          <table:table-cell office:value-type="float" office:value="65632" calcext:value-type="float">
            <text:p>65632</text:p>
          </table:table-cell>
          <table:table-cell table:formula="of:=[.B293]-[.B$2]" office:value-type="float" office:value="28.7985813617706" calcext:value-type="float">
            <text:p>28.7985813618</text:p>
          </table:table-cell>
          <table:table-cell table:formula="of:=[.C293]/([.D293]-[.D292])" office:value-type="float" office:value="984361.246855042" calcext:value-type="float">
            <text:p>984361.2468550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38659523.32222" calcext:value-type="float">
            <text:p>1438659523.32222</text:p>
          </table:table-cell>
          <table:table-cell office:value-type="float" office:value="65632" calcext:value-type="float">
            <text:p>65632</text:p>
          </table:table-cell>
          <table:table-cell table:formula="of:=[.B294]-[.B$2]" office:value-type="float" office:value="28.8646185398102" calcext:value-type="float">
            <text:p>28.8646185398</text:p>
          </table:table-cell>
          <table:table-cell table:formula="of:=[.C294]/([.D294]-[.D293])" office:value-type="float" office:value="993864.395003249" calcext:value-type="float">
            <text:p>993864.395003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38659523.38865" calcext:value-type="float">
            <text:p>1438659523.38865</text:p>
          </table:table-cell>
          <table:table-cell office:value-type="float" office:value="65632" calcext:value-type="float">
            <text:p>65632</text:p>
          </table:table-cell>
          <table:table-cell table:formula="of:=[.B295]-[.B$2]" office:value-type="float" office:value="28.9310545921326" calcext:value-type="float">
            <text:p>28.9310545921</text:p>
          </table:table-cell>
          <table:table-cell table:formula="of:=[.C295]/([.D295]-[.D294])" office:value-type="float" office:value="987897.349492021" calcext:value-type="float">
            <text:p>987897.3494920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38659523.45489" calcext:value-type="float">
            <text:p>1438659523.45489</text:p>
          </table:table-cell>
          <table:table-cell office:value-type="float" office:value="65632" calcext:value-type="float">
            <text:p>65632</text:p>
          </table:table-cell>
          <table:table-cell table:formula="of:=[.B296]-[.B$2]" office:value-type="float" office:value="28.9972960948944" calcext:value-type="float">
            <text:p>28.9972960949</text:p>
          </table:table-cell>
          <table:table-cell table:formula="of:=[.C296]/([.D296]-[.D295])" office:value-type="float" office:value="990798.778161296" calcext:value-type="float">
            <text:p>990798.7781612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38659523.52159" calcext:value-type="float">
            <text:p>1438659523.52159</text:p>
          </table:table-cell>
          <table:table-cell office:value-type="float" office:value="65632" calcext:value-type="float">
            <text:p>65632</text:p>
          </table:table-cell>
          <table:table-cell table:formula="of:=[.B297]-[.B$2]" office:value-type="float" office:value="29.0639896392822" calcext:value-type="float">
            <text:p>29.0639896393</text:p>
          </table:table-cell>
          <table:table-cell table:formula="of:=[.C297]/([.D297]-[.D296])" office:value-type="float" office:value="984083.251271749" calcext:value-type="float">
            <text:p>984083.2512717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38659523.58837" calcext:value-type="float">
            <text:p>1438659523.58837</text:p>
          </table:table-cell>
          <table:table-cell office:value-type="float" office:value="65632" calcext:value-type="float">
            <text:p>65632</text:p>
          </table:table-cell>
          <table:table-cell table:formula="of:=[.B298]-[.B$2]" office:value-type="float" office:value="29.1307692527771" calcext:value-type="float">
            <text:p>29.1307692528</text:p>
          </table:table-cell>
          <table:table-cell table:formula="of:=[.C298]/([.D298]-[.D297])" office:value-type="float" office:value="982814.912593629" calcext:value-type="float">
            <text:p>982814.91259362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38659523.65484" calcext:value-type="float">
            <text:p>1438659523.65484</text:p>
          </table:table-cell>
          <table:table-cell office:value-type="float" office:value="65632" calcext:value-type="float">
            <text:p>65632</text:p>
          </table:table-cell>
          <table:table-cell table:formula="of:=[.B299]-[.B$2]" office:value-type="float" office:value="29.1972403526306" calcext:value-type="float">
            <text:p>29.1972403526</text:p>
          </table:table-cell>
          <table:table-cell table:formula="of:=[.C299]/([.D299]-[.D298])" office:value-type="float" office:value="987376.471047346" calcext:value-type="float">
            <text:p>987376.47104734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38659523.72022" calcext:value-type="float">
            <text:p>1438659523.72022</text:p>
          </table:table-cell>
          <table:table-cell office:value-type="float" office:value="65632" calcext:value-type="float">
            <text:p>65632</text:p>
          </table:table-cell>
          <table:table-cell table:formula="of:=[.B300]-[.B$2]" office:value-type="float" office:value="29.2626242637634" calcext:value-type="float">
            <text:p>29.2626242638</text:p>
          </table:table-cell>
          <table:table-cell table:formula="of:=[.C300]/([.D300]-[.D299])" office:value-type="float" office:value="1003794.3411902" calcext:value-type="float">
            <text:p>1003794.341190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38659523.78737" calcext:value-type="float">
            <text:p>1438659523.78737</text:p>
          </table:table-cell>
          <table:table-cell office:value-type="float" office:value="65632" calcext:value-type="float">
            <text:p>65632</text:p>
          </table:table-cell>
          <table:table-cell table:formula="of:=[.B301]-[.B$2]" office:value-type="float" office:value="29.3297781944275" calcext:value-type="float">
            <text:p>29.3297781944</text:p>
          </table:table-cell>
          <table:table-cell table:formula="of:=[.C301]/([.D301]-[.D300])" office:value-type="float" office:value="977336.685298796" calcext:value-type="float">
            <text:p>977336.6852987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38659523.8539" calcext:value-type="float">
            <text:p>1438659523.8539</text:p>
          </table:table-cell>
          <table:table-cell office:value-type="float" office:value="65632" calcext:value-type="float">
            <text:p>65632</text:p>
          </table:table-cell>
          <table:table-cell table:formula="of:=[.B302]-[.B$2]" office:value-type="float" office:value="29.3963015079498" calcext:value-type="float">
            <text:p>29.3963015079</text:p>
          </table:table-cell>
          <table:table-cell table:formula="of:=[.C302]/([.D302]-[.D301])" office:value-type="float" office:value="986601.486379064" calcext:value-type="float">
            <text:p>986601.4863790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38659523.9193" calcext:value-type="float">
            <text:p>1438659523.9193</text:p>
          </table:table-cell>
          <table:table-cell office:value-type="float" office:value="65632" calcext:value-type="float">
            <text:p>65632</text:p>
          </table:table-cell>
          <table:table-cell table:formula="of:=[.B303]-[.B$2]" office:value-type="float" office:value="29.461704492569" calcext:value-type="float">
            <text:p>29.4617044926</text:p>
          </table:table-cell>
          <table:table-cell table:formula="of:=[.C303]/([.D303]-[.D302])" office:value-type="float" office:value="1003501.60443278" calcext:value-type="float">
            <text:p>1003501.6044327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8659523.9859" calcext:value-type="float">
            <text:p>1438659523.9859</text:p>
          </table:table-cell>
          <table:table-cell office:value-type="float" office:value="65632" calcext:value-type="float">
            <text:p>65632</text:p>
          </table:table-cell>
          <table:table-cell table:formula="of:=[.B304]-[.B$2]" office:value-type="float" office:value="29.5283036231995" calcext:value-type="float">
            <text:p>29.5283036232</text:p>
          </table:table-cell>
          <table:table-cell table:formula="of:=[.C304]/([.D304]-[.D303])" office:value-type="float" office:value="985478.329501641" calcext:value-type="float">
            <text:p>985478.32950164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38659524.05201" calcext:value-type="float">
            <text:p>1438659524.05201</text:p>
          </table:table-cell>
          <table:table-cell office:value-type="float" office:value="65632" calcext:value-type="float">
            <text:p>65632</text:p>
          </table:table-cell>
          <table:table-cell table:formula="of:=[.B305]-[.B$2]" office:value-type="float" office:value="29.5944173336029" calcext:value-type="float">
            <text:p>29.5944173336</text:p>
          </table:table-cell>
          <table:table-cell table:formula="of:=[.C305]/([.D305]-[.D304])" office:value-type="float" office:value="992713.910616983" calcext:value-type="float">
            <text:p>992713.9106169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38659524.11891" calcext:value-type="float">
            <text:p>1438659524.11891</text:p>
          </table:table-cell>
          <table:table-cell office:value-type="float" office:value="65632" calcext:value-type="float">
            <text:p>65632</text:p>
          </table:table-cell>
          <table:table-cell table:formula="of:=[.B306]-[.B$2]" office:value-type="float" office:value="29.6613118648529" calcext:value-type="float">
            <text:p>29.6613118649</text:p>
          </table:table-cell>
          <table:table-cell table:formula="of:=[.C306]/([.D306]-[.D305])" office:value-type="float" office:value="981126.540145985" calcext:value-type="float">
            <text:p>981126.54014598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38659524.18481" calcext:value-type="float">
            <text:p>1438659524.18481</text:p>
          </table:table-cell>
          <table:table-cell office:value-type="float" office:value="65632" calcext:value-type="float">
            <text:p>65632</text:p>
          </table:table-cell>
          <table:table-cell table:formula="of:=[.B307]-[.B$2]" office:value-type="float" office:value="29.7272174358368" calcext:value-type="float">
            <text:p>29.7272174358</text:p>
          </table:table-cell>
          <table:table-cell table:formula="of:=[.C307]/([.D307]-[.D306])" office:value-type="float" office:value="995849.046145832" calcext:value-type="float">
            <text:p>995849.0461458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8659524.25096" calcext:value-type="float">
            <text:p>1438659524.25096</text:p>
          </table:table-cell>
          <table:table-cell office:value-type="float" office:value="65632" calcext:value-type="float">
            <text:p>65632</text:p>
          </table:table-cell>
          <table:table-cell table:formula="of:=[.B308]-[.B$2]" office:value-type="float" office:value="29.7933623790741" calcext:value-type="float">
            <text:p>29.7933623791</text:p>
          </table:table-cell>
          <table:table-cell table:formula="of:=[.C308]/([.D308]-[.D307])" office:value-type="float" office:value="992245.163240001" calcext:value-type="float">
            <text:p>992245.16324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38659524.31754" calcext:value-type="float">
            <text:p>1438659524.31754</text:p>
          </table:table-cell>
          <table:table-cell office:value-type="float" office:value="65632" calcext:value-type="float">
            <text:p>65632</text:p>
          </table:table-cell>
          <table:table-cell table:formula="of:=[.B309]-[.B$2]" office:value-type="float" office:value="29.8599443435669" calcext:value-type="float">
            <text:p>29.8599443436</text:p>
          </table:table-cell>
          <table:table-cell table:formula="of:=[.C309]/([.D309]-[.D308])" office:value-type="float" office:value="985732.405163554" calcext:value-type="float">
            <text:p>985732.405163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22:40:54.568952222</dc:date>
    <meta:editing-duration>PT2M</meta:editing-duration>
    <meta:editing-cycles>1</meta:editing-cycles>
    <meta:document-statistic meta:table-count="1" meta:cell-count="154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sub.receiver_i.network'.D2:'sub.receiver_i.network'.E309" svg:x="0.32cm" svg:y="0.18cm" svg:width="12.508cm" svg:height="8.64cm">
          <chartooo:coordinate-region svg:x="1.682cm" svg:y="0.379cm" svg:width="10.7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b.receiver_i.network'.E2:'sub.receiver_i.network'.E309" chart:class="chart:scatter">
            <chart:domain table:cell-range-address="'sub.receiver_i.network'.D2:'sub.receiver_i.network'.D309"/>
            <chart:data-point chart:repeated="3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ub.receiver_i.network'.D2:'sub.receiver_i.network'.D309</svg:desc>
                </draw:g>
              </table:table-cell>
              <table:table-cell office:value-type="float" office:value="0">
                <text:p>0</text:p>
                <draw:g>
                  <svg:desc>'sub.receiver_i.network'.E2:'sub.receiver_i.network'.E3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1442279815674">
                <text:p>0.0661442279815674</text:p>
              </table:table-cell>
              <table:table-cell office:value-type="float" office:value="992255.892960001">
                <text:p>992255.89296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807493209839">
                <text:p>0.132807493209839</text:p>
              </table:table-cell>
              <table:table-cell office:value-type="float" office:value="984530.232284">
                <text:p>984530.232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007272720337">
                <text:p>0.199007272720337</text:p>
              </table:table-cell>
              <table:table-cell office:value-type="float" office:value="991423.241667927">
                <text:p>991423.241667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5101909637451">
                <text:p>0.265101909637451</text:p>
              </table:table-cell>
              <table:table-cell office:value-type="float" office:value="993000.386435371">
                <text:p>993000.386435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0504417419434">
                <text:p>0.330504417419434</text:p>
              </table:table-cell>
              <table:table-cell office:value-type="float" office:value="1003508.92077078">
                <text:p>1003508.92077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6844863891602">
                <text:p>0.396844863891602</text:p>
              </table:table-cell>
              <table:table-cell office:value-type="float" office:value="989321.047568391">
                <text:p>989321.047568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312141418457">
                <text:p>0.46312141418457</text:p>
              </table:table-cell>
              <table:table-cell office:value-type="float" office:value="990274.83642224">
                <text:p>990274.8364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9261827468872">
                <text:p>0.529261827468872</text:p>
              </table:table-cell>
              <table:table-cell office:value-type="float" office:value="992313.12205268">
                <text:p>992313.12205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2730760574341">
                <text:p>0.592730760574341</text:p>
              </table:table-cell>
              <table:table-cell office:value-type="float" office:value="1034080.71931723">
                <text:p>1034080.7193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838251113892">
                <text:p>0.655838251113892</text:p>
              </table:table-cell>
              <table:table-cell office:value-type="float" office:value="1040003.32510238">
                <text:p>1040003.32510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206809997559">
                <text:p>0.719206809997559</text:p>
              </table:table-cell>
              <table:table-cell office:value-type="float" office:value="1035718.6774673">
                <text:p>1035718.6774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2381057739258">
                <text:p>0.782381057739258</text:p>
              </table:table-cell>
              <table:table-cell office:value-type="float" office:value="1038904.3375451">
                <text:p>1038904.3375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4740152359009">
                <text:p>0.844740152359009</text:p>
              </table:table-cell>
              <table:table-cell office:value-type="float" office:value="1052484.81236308">
                <text:p>1052484.81236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07849073410034">
                <text:p>0.907849073410034</text:p>
              </table:table-cell>
              <table:table-cell office:value-type="float" office:value="1039979.7509917">
                <text:p>1039979.7509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1067905426025">
                <text:p>0.971067905426025</text:p>
              </table:table-cell>
              <table:table-cell office:value-type="float" office:value="1038171.66352264">
                <text:p>1038171.6635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434252738953">
                <text:p>1.03434252738953</text:p>
              </table:table-cell>
              <table:table-cell office:value-type="float" office:value="1037256.29586312">
                <text:p>1037256.29586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745740890503">
                <text:p>1.09745740890503</text:p>
              </table:table-cell>
              <table:table-cell office:value-type="float" office:value="1039881.53703305">
                <text:p>1039881.53703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6048312187195">
                <text:p>1.16048312187195</text:p>
              </table:table-cell>
              <table:table-cell office:value-type="float" office:value="1041352.75763479">
                <text:p>1041352.75763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2407627105713">
                <text:p>1.22407627105713</text:p>
              </table:table-cell>
              <table:table-cell office:value-type="float" office:value="1032060.85625485">
                <text:p>1032060.85625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8767371177673">
                <text:p>1.28767371177673</text:p>
              </table:table-cell>
              <table:table-cell office:value-type="float" office:value="1031991.21312705">
                <text:p>1031991.21312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038208961487">
                <text:p>1.35038208961487</text:p>
              </table:table-cell>
              <table:table-cell office:value-type="float" office:value="1046622.51301432">
                <text:p>1046622.51301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1422891616821">
                <text:p>1.41422891616821</text:p>
              </table:table-cell>
              <table:table-cell office:value-type="float" office:value="1027960.25335987">
                <text:p>1027960.25335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7687458992004">
                <text:p>1.47687458992004</text:p>
              </table:table-cell>
              <table:table-cell office:value-type="float" office:value="1047670.11142699">
                <text:p>1047670.11142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4036331176758">
                <text:p>1.54036331176758</text:p>
              </table:table-cell>
              <table:table-cell office:value-type="float" office:value="1033758.40763676">
                <text:p>1033758.40763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0090827941895">
                <text:p>1.60090827941895</text:p>
              </table:table-cell>
              <table:table-cell office:value-type="float" office:value="1084020.72948367">
                <text:p>1084020.72948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6106104850769">
                <text:p>1.66106104850769</text:p>
              </table:table-cell>
              <table:table-cell office:value-type="float" office:value="1091088.58983983">
                <text:p>1091088.58983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2161173820496">
                <text:p>1.72161173820496</text:p>
              </table:table-cell>
              <table:table-cell office:value-type="float" office:value="1083918.28942229">
                <text:p>1083918.28942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8154134750366">
                <text:p>1.78154134750366</text:p>
              </table:table-cell>
              <table:table-cell office:value-type="float" office:value="1095151.47467209">
                <text:p>1095151.47467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4174633026123">
                <text:p>1.84174633026123</text:p>
              </table:table-cell>
              <table:table-cell office:value-type="float" office:value="1090142.32699451">
                <text:p>1090142.326994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0200805664063">
                <text:p>1.90200805664063</text:p>
              </table:table-cell>
              <table:table-cell office:value-type="float" office:value="1089115.82762823">
                <text:p>1089115.827628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6291732788086">
                <text:p>1.96291732788086</text:p>
              </table:table-cell>
              <table:table-cell office:value-type="float" office:value="1077537.10828584">
                <text:p>1077537.10828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2306056022644">
                <text:p>2.02306056022644</text:p>
              </table:table-cell>
              <table:table-cell office:value-type="float" office:value="1091261.60068818">
                <text:p>1091261.60068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8358669281006">
                <text:p>2.08358669281006</text:p>
              </table:table-cell>
              <table:table-cell office:value-type="float" office:value="1084358.06482973">
                <text:p>1084358.06482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4336323738098">
                <text:p>2.14336323738098</text:p>
              </table:table-cell>
              <table:table-cell office:value-type="float" office:value="1097955.73616889">
                <text:p>1097955.73616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0305943489075">
                <text:p>2.20305943489075</text:p>
              </table:table-cell>
              <table:table-cell office:value-type="float" office:value="1099433.51063966">
                <text:p>1099433.51063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34961605072">
                <text:p>2.2634961605072</text:p>
              </table:table-cell>
              <table:table-cell office:value-type="float" office:value="1085962.2080871">
                <text:p>1085962.2080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424306869507">
                <text:p>2.32424306869507</text:p>
              </table:table-cell>
              <table:table-cell office:value-type="float" office:value="1080417.126696">
                <text:p>1080417.126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8511061668396">
                <text:p>2.38511061668396</text:p>
              </table:table-cell>
              <table:table-cell office:value-type="float" office:value="1078275.73425461">
                <text:p>1078275.73425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4479537010193">
                <text:p>2.44479537010193</text:p>
              </table:table-cell>
              <table:table-cell office:value-type="float" office:value="1099644.31854787">
                <text:p>1099644.31854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0552701950073">
                <text:p>2.50552701950073</text:p>
              </table:table-cell>
              <table:table-cell office:value-type="float" office:value="1080688.58082575">
                <text:p>1080688.58082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7288026809692">
                <text:p>5.57288026809692</text:p>
              </table:table-cell>
              <table:table-cell office:value-type="float" office:value="21396.9486657715">
                <text:p>21396.9486657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5616416931152">
                <text:p>5.65616416931152</text:p>
              </table:table-cell>
              <table:table-cell office:value-type="float" office:value="788051.460640448">
                <text:p>788051.460640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3833847045898">
                <text:p>5.73833847045898</text:p>
              </table:table-cell>
              <table:table-cell office:value-type="float" office:value="798692.524104635">
                <text:p>798692.524104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8205201625824">
                <text:p>5.8205201625824</text:p>
              </table:table-cell>
              <table:table-cell office:value-type="float" office:value="798620.694028054">
                <text:p>798620.6940280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90282034873962">
                <text:p>5.90282034873962</text:p>
              </table:table-cell>
              <table:table-cell office:value-type="float" office:value="797470.857169343">
                <text:p>797470.8571693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8520255088806">
                <text:p>5.98520255088806</text:p>
              </table:table-cell>
              <table:table-cell office:value-type="float" office:value="796676.931283571">
                <text:p>796676.931283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06671977043152">
                <text:p>6.06671977043152</text:p>
              </table:table-cell>
              <table:table-cell office:value-type="float" office:value="805130.503316682">
                <text:p>805130.503316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15011405944824">
                <text:p>6.15011405944824</text:p>
              </table:table-cell>
              <table:table-cell office:value-type="float" office:value="787008.328434077">
                <text:p>787008.328434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3135709762573">
                <text:p>6.23135709762573</text:p>
              </table:table-cell>
              <table:table-cell office:value-type="float" office:value="807847.681134412">
                <text:p>807847.681134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1354403495789">
                <text:p>6.31354403495789</text:p>
              </table:table-cell>
              <table:table-cell office:value-type="float" office:value="798569.725682226">
                <text:p>798569.7256822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9624357223511">
                <text:p>6.39624357223511</text:p>
              </table:table-cell>
              <table:table-cell office:value-type="float" office:value="793619.918089642">
                <text:p>793619.918089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7918701171875">
                <text:p>6.47918701171875</text:p>
              </table:table-cell>
              <table:table-cell office:value-type="float" office:value="791286.211526632">
                <text:p>791286.211526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56031489372253">
                <text:p>6.56031489372253</text:p>
              </table:table-cell>
              <table:table-cell office:value-type="float" office:value="808994.372575123">
                <text:p>808994.372575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3775420188904">
                <text:p>6.63775420188904</text:p>
              </table:table-cell>
              <table:table-cell office:value-type="float" office:value="847528.232805015">
                <text:p>847528.232805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71647572517395">
                <text:p>6.71647572517395</text:p>
              </table:table-cell>
              <table:table-cell office:value-type="float" office:value="833723.704284304">
                <text:p>833723.704284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948009967804">
                <text:p>6.7948009967804</text:p>
              </table:table-cell>
              <table:table-cell office:value-type="float" office:value="837941.556459272">
                <text:p>837941.556459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7359285354614">
                <text:p>6.87359285354614</text:p>
              </table:table-cell>
              <table:table-cell office:value-type="float" office:value="832979.4815615">
                <text:p>832979.4815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5127415657043">
                <text:p>6.95127415657043</text:p>
              </table:table-cell>
              <table:table-cell office:value-type="float" office:value="844887.990350471">
                <text:p>844887.99035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2984428405762">
                <text:p>7.02984428405762</text:p>
              </table:table-cell>
              <table:table-cell office:value-type="float" office:value="835330.196081287">
                <text:p>835330.196081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0731720924377">
                <text:p>7.10731720924377</text:p>
              </table:table-cell>
              <table:table-cell office:value-type="float" office:value="847160.473704781">
                <text:p>847160.473704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8560218811035">
                <text:p>7.18560218811035</text:p>
              </table:table-cell>
              <table:table-cell office:value-type="float" office:value="838372.839211697">
                <text:p>838372.839211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6469278335571">
                <text:p>7.26469278335571</text:p>
              </table:table-cell>
              <table:table-cell office:value-type="float" office:value="829833.177970036">
                <text:p>829833.177970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291505813599">
                <text:p>7.34291505813599</text:p>
              </table:table-cell>
              <table:table-cell office:value-type="float" office:value="839044.890785399">
                <text:p>839044.890785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2142581939697">
                <text:p>7.42142581939697</text:p>
              </table:table-cell>
              <table:table-cell office:value-type="float" office:value="835961.834350649">
                <text:p>835961.834350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9884414672852">
                <text:p>7.49884414672852</text:p>
              </table:table-cell>
              <table:table-cell office:value-type="float" office:value="847757.918082263">
                <text:p>847757.918082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57147598266602">
                <text:p>7.57147598266602</text:p>
              </table:table-cell>
              <table:table-cell office:value-type="float" office:value="903625.788235294">
                <text:p>903625.788235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3621258735657">
                <text:p>7.63621258735657</text:p>
              </table:table-cell>
              <table:table-cell office:value-type="float" office:value="1013831.36038302">
                <text:p>1013831.36038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9975566864014">
                <text:p>7.69975566864014</text:p>
              </table:table-cell>
              <table:table-cell office:value-type="float" office:value="1032874.05448767">
                <text:p>1032874.054487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6402235031128">
                <text:p>7.76402235031128</text:p>
              </table:table-cell>
              <table:table-cell office:value-type="float" office:value="1021244.57484586">
                <text:p>1021244.574845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2881164550781">
                <text:p>7.82881164550781</text:p>
              </table:table-cell>
              <table:table-cell office:value-type="float" office:value="1013006.85245781">
                <text:p>1013006.85245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9223885536194">
                <text:p>7.89223885536194</text:p>
              </table:table-cell>
              <table:table-cell office:value-type="float" office:value="1034760.95119027">
                <text:p>1034760.95119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95727705955505">
                <text:p>7.95727705955505</text:p>
              </table:table-cell>
              <table:table-cell office:value-type="float" office:value="1009129.95391327">
                <text:p>1009129.953913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02067446708679">
                <text:p>8.02067446708679</text:p>
              </table:table-cell>
              <table:table-cell office:value-type="float" office:value="1035247.37927403">
                <text:p>1035247.379274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08551549911499">
                <text:p>8.08551549911499</text:p>
              </table:table-cell>
              <table:table-cell office:value-type="float" office:value="1012198.57159981">
                <text:p>1012198.57159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15000176429749">
                <text:p>8.15000176429749</text:p>
              </table:table-cell>
              <table:table-cell office:value-type="float" office:value="1017767.11388483">
                <text:p>1017767.11388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21321845054626">
                <text:p>8.21321845054626</text:p>
              </table:table-cell>
              <table:table-cell office:value-type="float" office:value="1038206.90223647">
                <text:p>1038206.902236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7867031097412">
                <text:p>8.27867031097412</text:p>
              </table:table-cell>
              <table:table-cell office:value-type="float" office:value="1002752.24525271">
                <text:p>1002752.24525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4234809875488">
                <text:p>8.34234809875488</text:p>
              </table:table-cell>
              <table:table-cell office:value-type="float" office:value="1030689.07208219">
                <text:p>1030689.07208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0704774856567">
                <text:p>8.40704774856567</text:p>
              </table:table-cell>
              <table:table-cell office:value-type="float" office:value="1014410.43640786">
                <text:p>1014410.43640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47137546539307">
                <text:p>8.47137546539307</text:p>
              </table:table-cell>
              <table:table-cell office:value-type="float" office:value="1020275.60182351">
                <text:p>1020275.601823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53495383262634">
                <text:p>8.53495383262634</text:p>
              </table:table-cell>
              <table:table-cell office:value-type="float" office:value="1032300.81010399">
                <text:p>1032300.81010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60121035575867">
                <text:p>8.60121035575867</text:p>
              </table:table-cell>
              <table:table-cell office:value-type="float" office:value="990574.163828715">
                <text:p>990574.163828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6747736930847">
                <text:p>8.66747736930847</text:p>
              </table:table-cell>
              <table:table-cell office:value-type="float" office:value="990417.35071813">
                <text:p>990417.350718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73357558250427">
                <text:p>8.73357558250427</text:p>
              </table:table-cell>
              <table:table-cell office:value-type="float" office:value="992946.659625734">
                <text:p>992946.6596257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9979062080383">
                <text:p>8.79979062080383</text:p>
              </table:table-cell>
              <table:table-cell office:value-type="float" office:value="991194.775166891">
                <text:p>991194.7751668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6623620986939">
                <text:p>8.86623620986939</text:p>
              </table:table-cell>
              <table:table-cell office:value-type="float" office:value="987755.559443546">
                <text:p>987755.559443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3318653106689">
                <text:p>8.93318653106689</text:p>
              </table:table-cell>
              <table:table-cell office:value-type="float" office:value="980308.96381183">
                <text:p>980308.963811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9964308738709">
                <text:p>8.99964308738709</text:p>
              </table:table-cell>
              <table:table-cell office:value-type="float" office:value="987592.551196639">
                <text:p>987592.551196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6572771072388">
                <text:p>9.06572771072388</text:p>
              </table:table-cell>
              <table:table-cell office:value-type="float" office:value="993150.852438316">
                <text:p>993150.852438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3247799873352">
                <text:p>9.13247799873352</text:p>
              </table:table-cell>
              <table:table-cell office:value-type="float" office:value="983246.693864722">
                <text:p>983246.6938647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9826149940491">
                <text:p>9.19826149940491</text:p>
              </table:table-cell>
              <table:table-cell office:value-type="float" office:value="997696.980704272">
                <text:p>997696.980704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6454639434814">
                <text:p>9.26454639434814</text:p>
              </table:table-cell>
              <table:table-cell office:value-type="float" office:value="990150.170053126">
                <text:p>990150.170053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3125567436218">
                <text:p>9.33125567436218</text:p>
              </table:table-cell>
              <table:table-cell office:value-type="float" office:value="983851.122155547">
                <text:p>983851.1221555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717936515808">
                <text:p>9.39717936515808</text:p>
              </table:table-cell>
              <table:table-cell office:value-type="float" office:value="995575.326678818">
                <text:p>995575.326678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638671875">
                <text:p>9.4638671875</text:p>
              </table:table-cell>
              <table:table-cell office:value-type="float" office:value="984167.68901966">
                <text:p>984167.689019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3019547462463">
                <text:p>9.53019547462463</text:p>
              </table:table-cell>
              <table:table-cell office:value-type="float" office:value="989502.410588028">
                <text:p>989502.410588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59650421142578">
                <text:p>9.59650421142578</text:p>
              </table:table-cell>
              <table:table-cell office:value-type="float" office:value="989794.153322858">
                <text:p>989794.153322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66277384757996">
                <text:p>9.66277384757996</text:p>
              </table:table-cell>
              <table:table-cell office:value-type="float" office:value="990378.155197784">
                <text:p>990378.155197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2843432426453">
                <text:p>9.72843432426453</text:p>
              </table:table-cell>
              <table:table-cell office:value-type="float" office:value="999566.304023239">
                <text:p>999566.304023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79497861862183">
                <text:p>9.79497861862183</text:p>
              </table:table-cell>
              <table:table-cell office:value-type="float" office:value="986290.419545192">
                <text:p>986290.419545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86141920089722">
                <text:p>9.86141920089722</text:p>
              </table:table-cell>
              <table:table-cell office:value-type="float" office:value="987829.994143653">
                <text:p>987829.994143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92739701271057">
                <text:p>9.92739701271057</text:p>
              </table:table-cell>
              <table:table-cell office:value-type="float" office:value="994758.665014039">
                <text:p>994758.6650140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99486589431763">
                <text:p>9.99486589431763</text:p>
              </table:table-cell>
              <table:table-cell office:value-type="float" office:value="972774.387787339">
                <text:p>972774.3877873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060920715332">
                <text:p>10.060920715332</text:p>
              </table:table-cell>
              <table:table-cell office:value-type="float" office:value="993598.937853271">
                <text:p>993598.937853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1268916130066">
                <text:p>10.1268916130066</text:p>
              </table:table-cell>
              <table:table-cell office:value-type="float" office:value="994862.921583509">
                <text:p>994862.921583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1936106681824">
                <text:p>10.1936106681824</text:p>
              </table:table-cell>
              <table:table-cell office:value-type="float" office:value="983706.975871927">
                <text:p>983706.975871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2592785358429">
                <text:p>10.2592785358429</text:p>
              </table:table-cell>
              <table:table-cell office:value-type="float" office:value="999453.80196129">
                <text:p>999453.801961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3263261318207">
                <text:p>10.3263261318207</text:p>
              </table:table-cell>
              <table:table-cell office:value-type="float" office:value="978886.700453029">
                <text:p>978886.700453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3928639888763">
                <text:p>10.3928639888763</text:p>
              </table:table-cell>
              <table:table-cell office:value-type="float" office:value="986385.839644546">
                <text:p>986385.8396445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4587862491608">
                <text:p>10.4587862491608</text:p>
              </table:table-cell>
              <table:table-cell office:value-type="float" office:value="995596.930639643">
                <text:p>995596.9306396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249300003052">
                <text:p>10.5249300003052</text:p>
              </table:table-cell>
              <table:table-cell office:value-type="float" office:value="992263.046235586">
                <text:p>992263.0462355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891048908234">
                <text:p>10.5891048908234</text:p>
              </table:table-cell>
              <table:table-cell office:value-type="float" office:value="1022705.28971761">
                <text:p>1022705.289717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6524364948273">
                <text:p>10.6524364948273</text:p>
              </table:table-cell>
              <table:table-cell office:value-type="float" office:value="1036323.03385134">
                <text:p>1036323.03385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7155389785767">
                <text:p>10.7155389785767</text:p>
              </table:table-cell>
              <table:table-cell office:value-type="float" office:value="1040085.84290685">
                <text:p>1040085.842906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7784192562103">
                <text:p>10.7784192562103</text:p>
              </table:table-cell>
              <table:table-cell office:value-type="float" office:value="1043761.29479523">
                <text:p>1043761.29479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8419594764709">
                <text:p>10.8419594764709</text:p>
              </table:table-cell>
              <table:table-cell office:value-type="float" office:value="1032920.5616663">
                <text:p>1032920.5616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9051289558411">
                <text:p>10.9051289558411</text:p>
              </table:table-cell>
              <table:table-cell office:value-type="float" office:value="1038982.75962438">
                <text:p>1038982.75962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683811664581">
                <text:p>10.9683811664581</text:p>
              </table:table-cell>
              <table:table-cell office:value-type="float" office:value="1037623.81361407">
                <text:p>1037623.81361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314314365387">
                <text:p>11.0314314365387</text:p>
              </table:table-cell>
              <table:table-cell office:value-type="float" office:value="1040947.16669944">
                <text:p>1040947.166699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0945119857788">
                <text:p>11.0945119857788</text:p>
              </table:table-cell>
              <table:table-cell office:value-type="float" office:value="1040447.50387597">
                <text:p>1040447.503875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157808303833">
                <text:p>11.157808303833</text:p>
              </table:table-cell>
              <table:table-cell office:value-type="float" office:value="1036900.75532989">
                <text:p>1036900.755329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2202847003937">
                <text:p>11.2202847003937</text:p>
              </table:table-cell>
              <table:table-cell office:value-type="float" office:value="1050508.72990517">
                <text:p>1050508.729905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2833602428436">
                <text:p>11.2833602428436</text:p>
              </table:table-cell>
              <table:table-cell office:value-type="float" office:value="1040530.09218394">
                <text:p>1040530.09218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3467938899994">
                <text:p>11.3467938899994</text:p>
              </table:table-cell>
              <table:table-cell office:value-type="float" office:value="1034655.94274976">
                <text:p>1034655.942749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4101190567017">
                <text:p>11.4101190567017</text:p>
              </table:table-cell>
              <table:table-cell office:value-type="float" office:value="1036428.38097174">
                <text:p>1036428.38097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4733860492706">
                <text:p>11.4733860492706</text:p>
              </table:table-cell>
              <table:table-cell office:value-type="float" office:value="1037381.37905721">
                <text:p>1037381.379057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5366716384888">
                <text:p>11.5366716384888</text:p>
              </table:table-cell>
              <table:table-cell office:value-type="float" office:value="1037076.54160843">
                <text:p>1037076.541608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5967514514923">
                <text:p>11.5967514514923</text:p>
              </table:table-cell>
              <table:table-cell office:value-type="float" office:value="1092413.51993111">
                <text:p>1092413.51993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6568622589111">
                <text:p>11.6568622589111</text:p>
              </table:table-cell>
              <table:table-cell office:value-type="float" office:value="1091850.24820425">
                <text:p>1091850.248204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7173616886139">
                <text:p>11.7173616886139</text:p>
              </table:table-cell>
              <table:table-cell office:value-type="float" office:value="1084836.67238614">
                <text:p>1084836.672386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7765190601349">
                <text:p>11.7765190601349</text:p>
              </table:table-cell>
              <table:table-cell office:value-type="float" office:value="1109447.53481324">
                <text:p>1109447.53481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8374607563019">
                <text:p>11.8374607563019</text:p>
              </table:table-cell>
              <table:table-cell office:value-type="float" office:value="1076963.7888016">
                <text:p>1076963.7888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8973591327667">
                <text:p>11.8973591327667</text:p>
              </table:table-cell>
              <table:table-cell office:value-type="float" office:value="1095722.51993377">
                <text:p>1095722.519933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9577243328094">
                <text:p>11.9577243328094</text:p>
              </table:table-cell>
              <table:table-cell office:value-type="float" office:value="1087248.94398673">
                <text:p>1087248.943986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0181021690369">
                <text:p>12.0181021690369</text:p>
              </table:table-cell>
              <table:table-cell office:value-type="float" office:value="1087021.39892514">
                <text:p>1087021.398925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0776014328003">
                <text:p>12.0776014328003</text:p>
              </table:table-cell>
              <table:table-cell office:value-type="float" office:value="1103072.47264363">
                <text:p>1103072.472643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1382009983063">
                <text:p>12.1382009983063</text:p>
              </table:table-cell>
              <table:table-cell office:value-type="float" office:value="1083044.06891369">
                <text:p>1083044.068913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1980540752411">
                <text:p>12.1980540752411</text:p>
              </table:table-cell>
              <table:table-cell office:value-type="float" office:value="1096551.81255726">
                <text:p>1096551.81255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2579135894775">
                <text:p>12.2579135894775</text:p>
              </table:table-cell>
              <table:table-cell office:value-type="float" office:value="1096433.88920177">
                <text:p>1096433.889201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3183023929596">
                <text:p>12.3183023929596</text:p>
              </table:table-cell>
              <table:table-cell office:value-type="float" office:value="1086823.98417618">
                <text:p>1086823.98417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3786220550537">
                <text:p>12.3786220550537</text:p>
              </table:table-cell>
              <table:table-cell office:value-type="float" office:value="1088069.75572235">
                <text:p>1088069.755722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4390916824341">
                <text:p>12.4390916824341</text:p>
              </table:table-cell>
              <table:table-cell office:value-type="float" office:value="1085371.33174571">
                <text:p>1085371.331745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4991824626923">
                <text:p>12.4991824626923</text:p>
              </table:table-cell>
              <table:table-cell office:value-type="float" office:value="1092214.14197009">
                <text:p>1092214.14197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5656733512878">
                <text:p>15.5656733512878</text:p>
              </table:table-cell>
              <table:table-cell office:value-type="float" office:value="21402.9659256737">
                <text:p>21402.96592567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6472420692444">
                <text:p>15.6472420692444</text:p>
              </table:table-cell>
              <table:table-cell office:value-type="float" office:value="804622.184143761">
                <text:p>804622.184143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7302169799805">
                <text:p>15.7302169799805</text:p>
              </table:table-cell>
              <table:table-cell office:value-type="float" office:value="790986.087454241">
                <text:p>790986.087454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8124573230743">
                <text:p>15.8124573230743</text:p>
              </table:table-cell>
              <table:table-cell office:value-type="float" office:value="798051.145349495">
                <text:p>798051.145349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943920135498">
                <text:p>15.8943920135498</text:p>
              </table:table-cell>
              <table:table-cell office:value-type="float" office:value="801028.228936242">
                <text:p>801028.2289362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765362739563">
                <text:p>15.9765362739563</text:p>
              </table:table-cell>
              <table:table-cell office:value-type="float" office:value="798984.611648062">
                <text:p>798984.611648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0593204498291">
                <text:p>16.0593204498291</text:p>
              </table:table-cell>
              <table:table-cell office:value-type="float" office:value="792808.520566093">
                <text:p>792808.5205660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1414089202881">
                <text:p>16.1414089202881</text:p>
              </table:table-cell>
              <table:table-cell office:value-type="float" office:value="799527.627120219">
                <text:p>799527.6271202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2247853279114">
                <text:p>16.2247853279114</text:p>
              </table:table-cell>
              <table:table-cell office:value-type="float" office:value="787177.11485648">
                <text:p>787177.114856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3066012859344">
                <text:p>16.3066012859344</text:p>
              </table:table-cell>
              <table:table-cell office:value-type="float" office:value="802190.692205699">
                <text:p>802190.6922056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3881397247314">
                <text:p>16.3881397247314</text:p>
              </table:table-cell>
              <table:table-cell office:value-type="float" office:value="804920.979213268">
                <text:p>804920.9792132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4709904193878">
                <text:p>16.4709904193878</text:p>
              </table:table-cell>
              <table:table-cell office:value-type="float" office:value="792171.994118003">
                <text:p>792171.994118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553852558136">
                <text:p>16.553852558136</text:p>
              </table:table-cell>
              <table:table-cell office:value-type="float" office:value="792062.587226549">
                <text:p>792062.5872265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6324033737183">
                <text:p>16.6324033737183</text:p>
              </table:table-cell>
              <table:table-cell office:value-type="float" office:value="835535.563997499">
                <text:p>835535.5639974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7099430561066">
                <text:p>16.7099430561066</text:p>
              </table:table-cell>
              <table:table-cell office:value-type="float" office:value="846431.11731263">
                <text:p>846431.117312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7882571220398">
                <text:p>16.7882571220398</text:p>
              </table:table-cell>
              <table:table-cell office:value-type="float" office:value="838061.454451355">
                <text:p>838061.454451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8671362400055">
                <text:p>16.8671362400055</text:p>
              </table:table-cell>
              <table:table-cell office:value-type="float" office:value="832057.985594376">
                <text:p>832057.9855943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9448788166046">
                <text:p>16.9448788166046</text:p>
              </table:table-cell>
              <table:table-cell office:value-type="float" office:value="844222.083587875">
                <text:p>844222.083587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0241940021515">
                <text:p>17.0241940021515</text:p>
              </table:table-cell>
              <table:table-cell office:value-type="float" office:value="827483.407464409">
                <text:p>827483.4074644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101772069931">
                <text:p>17.101772069931</text:p>
              </table:table-cell>
              <table:table-cell office:value-type="float" office:value="846012.305778368">
                <text:p>846012.3057783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1798872947693">
                <text:p>17.1798872947693</text:p>
              </table:table-cell>
              <table:table-cell office:value-type="float" office:value="840194.726903696">
                <text:p>840194.7269036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2589974403381">
                <text:p>17.2589974403381</text:p>
              </table:table-cell>
              <table:table-cell office:value-type="float" office:value="829628.103046303">
                <text:p>829628.103046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3366801738739">
                <text:p>17.3366801738739</text:p>
              </table:table-cell>
              <table:table-cell office:value-type="float" office:value="844872.431912837">
                <text:p>844872.4319128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4148979187012">
                <text:p>17.4148979187012</text:p>
              </table:table-cell>
              <table:table-cell office:value-type="float" office:value="839093.483773231">
                <text:p>839093.4837732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4931809902191">
                <text:p>17.4931809902191</text:p>
              </table:table-cell>
              <table:table-cell office:value-type="float" office:value="838393.265968819">
                <text:p>838393.2659688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5674209594727">
                <text:p>17.5674209594727</text:p>
              </table:table-cell>
              <table:table-cell office:value-type="float" office:value="884052.090267675">
                <text:p>884052.090267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309525966644">
                <text:p>17.6309525966644</text:p>
              </table:table-cell>
              <table:table-cell office:value-type="float" office:value="1033060.10833449">
                <text:p>1033060.108334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6951599121094">
                <text:p>17.6951599121094</text:p>
              </table:table-cell>
              <table:table-cell office:value-type="float" office:value="1022188.81984367">
                <text:p>1022188.819843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75989818573">
                <text:p>17.75989818573</text:p>
              </table:table-cell>
              <table:table-cell office:value-type="float" office:value="1013805.22416511">
                <text:p>1013805.22416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8237941265106">
                <text:p>17.8237941265106</text:p>
              </table:table-cell>
              <table:table-cell office:value-type="float" office:value="1027170.10185859">
                <text:p>1027170.101858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8886606693268">
                <text:p>17.8886606693268</text:p>
              </table:table-cell>
              <table:table-cell office:value-type="float" office:value="1011800.49299077">
                <text:p>1011800.492990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952605009079">
                <text:p>17.952605009079</text:p>
              </table:table-cell>
              <table:table-cell office:value-type="float" office:value="1026392.64482741">
                <text:p>1026392.644827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0166716575623">
                <text:p>18.0166716575623</text:p>
              </table:table-cell>
              <table:table-cell office:value-type="float" office:value="1024433.1731686">
                <text:p>1024433.1731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0819571018219">
                <text:p>18.0819571018219</text:p>
              </table:table-cell>
              <table:table-cell office:value-type="float" office:value="1005308.31557151">
                <text:p>1005308.315571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458163261414">
                <text:p>18.1458163261414</text:p>
              </table:table-cell>
              <table:table-cell office:value-type="float" office:value="1027760.68296216">
                <text:p>1027760.682962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2095427513123">
                <text:p>18.2095427513123</text:p>
              </table:table-cell>
              <table:table-cell office:value-type="float" office:value="1029902.42782317">
                <text:p>1029902.427823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2740712165833">
                <text:p>18.2740712165833</text:p>
              </table:table-cell>
              <table:table-cell office:value-type="float" office:value="1017101.51828917">
                <text:p>1017101.518289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3379895687103">
                <text:p>18.3379895687103</text:p>
              </table:table-cell>
              <table:table-cell office:value-type="float" office:value="1026809.95075589">
                <text:p>1026809.950755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402934551239">
                <text:p>18.402934551239</text:p>
              </table:table-cell>
              <table:table-cell office:value-type="float" office:value="1010578.45340108">
                <text:p>1010578.45340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673244953156">
                <text:p>18.4673244953156</text:p>
              </table:table-cell>
              <table:table-cell office:value-type="float" office:value="1019289.59469177">
                <text:p>1019289.59469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316715240479">
                <text:p>18.5316715240479</text:p>
              </table:table-cell>
              <table:table-cell office:value-type="float" office:value="1019969.39552634">
                <text:p>1019969.395526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97353219986">
                <text:p>18.597353219986</text:p>
              </table:table-cell>
              <table:table-cell office:value-type="float" office:value="999243.382233047">
                <text:p>999243.3822330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637663841248">
                <text:p>18.6637663841248</text:p>
              </table:table-cell>
              <table:table-cell office:value-type="float" office:value="988237.811751275">
                <text:p>988237.8117512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302474975586">
                <text:p>18.7302474975586</text:p>
              </table:table-cell>
              <table:table-cell office:value-type="float" office:value="987227.749506889">
                <text:p>987227.7495068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7964169979095">
                <text:p>18.7964169979095</text:p>
              </table:table-cell>
              <table:table-cell office:value-type="float" office:value="991876.916886159">
                <text:p>991876.9168861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628809452057">
                <text:p>18.8628809452057</text:p>
              </table:table-cell>
              <table:table-cell office:value-type="float" office:value="987482.728155827">
                <text:p>987482.7281558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28991317749">
                <text:p>18.928991317749</text:p>
              </table:table-cell>
              <table:table-cell office:value-type="float" office:value="992764.031952454">
                <text:p>992764.0319524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9956851005554">
                <text:p>18.9956851005554</text:p>
              </table:table-cell>
              <table:table-cell office:value-type="float" office:value="984079.733346679">
                <text:p>984079.733346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061811208725">
                <text:p>19.061811208725</text:p>
              </table:table-cell>
              <table:table-cell office:value-type="float" office:value="992527.789957203">
                <text:p>992527.789957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1282572746277">
                <text:p>19.1282572746277</text:p>
              </table:table-cell>
              <table:table-cell office:value-type="float" office:value="987748.471009527">
                <text:p>987748.4710095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1940035820007">
                <text:p>19.1940035820007</text:p>
              </table:table-cell>
              <table:table-cell office:value-type="float" office:value="998261.387177256">
                <text:p>998261.3871772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2606163024902">
                <text:p>19.2606163024902</text:p>
              </table:table-cell>
              <table:table-cell office:value-type="float" office:value="985277.279139853">
                <text:p>985277.2791398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3276059627533">
                <text:p>19.3276059627533</text:p>
              </table:table-cell>
              <table:table-cell office:value-type="float" office:value="979733.286335083">
                <text:p>979733.2863350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3937880992889">
                <text:p>19.3937880992889</text:p>
              </table:table-cell>
              <table:table-cell office:value-type="float" office:value="991687.537386342">
                <text:p>991687.5373863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4595782756805">
                <text:p>19.4595782756805</text:p>
              </table:table-cell>
              <table:table-cell office:value-type="float" office:value="997595.744527875">
                <text:p>997595.744527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5259120464325">
                <text:p>19.5259120464325</text:p>
              </table:table-cell>
              <table:table-cell office:value-type="float" office:value="989420.611190983">
                <text:p>989420.6111909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592170715332">
                <text:p>19.592170715332</text:p>
              </table:table-cell>
              <table:table-cell office:value-type="float" office:value="990542.084380139">
                <text:p>990542.0843801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6587746143341">
                <text:p>19.6587746143341</text:p>
              </table:table-cell>
              <table:table-cell office:value-type="float" office:value="985407.776171709">
                <text:p>985407.7761717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250761985779">
                <text:p>19.7250761985779</text:p>
              </table:table-cell>
              <table:table-cell office:value-type="float" office:value="989900.931457195">
                <text:p>989900.9314571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7907671928406">
                <text:p>19.7907671928406</text:p>
              </table:table-cell>
              <table:table-cell office:value-type="float" office:value="999101.942916872">
                <text:p>999101.9429168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8576612472534">
                <text:p>19.8576612472534</text:p>
              </table:table-cell>
              <table:table-cell office:value-type="float" office:value="981133.533855596">
                <text:p>981133.5338555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234206676483">
                <text:p>19.9234206676483</text:p>
              </table:table-cell>
              <table:table-cell office:value-type="float" office:value="998062.324848177">
                <text:p>998062.3248481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9898271560669">
                <text:p>19.9898271560669</text:p>
              </table:table-cell>
              <table:table-cell office:value-type="float" office:value="988337.157452186">
                <text:p>988337.1574521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0568473339081">
                <text:p>20.0568473339081</text:p>
              </table:table-cell>
              <table:table-cell office:value-type="float" office:value="979287.16565814">
                <text:p>979287.165658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1225011348724">
                <text:p>20.1225011348724</text:p>
              </table:table-cell>
              <table:table-cell office:value-type="float" office:value="999667.940560406">
                <text:p>999667.9405604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1895430088043">
                <text:p>20.1895430088043</text:p>
              </table:table-cell>
              <table:table-cell office:value-type="float" office:value="978970.24875353">
                <text:p>978970.248753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2557647228241">
                <text:p>20.2557647228241</text:p>
              </table:table-cell>
              <table:table-cell office:value-type="float" office:value="991094.854180318">
                <text:p>991094.854180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3220779895782">
                <text:p>20.3220779895782</text:p>
              </table:table-cell>
              <table:table-cell office:value-type="float" office:value="989726.539084915">
                <text:p>989726.5390849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3887362480164">
                <text:p>20.3887362480164</text:p>
              </table:table-cell>
              <table:table-cell office:value-type="float" office:value="984604.181654953">
                <text:p>984604.1816549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4545307159424">
                <text:p>20.4545307159424</text:p>
              </table:table-cell>
              <table:table-cell office:value-type="float" office:value="997530.67497699">
                <text:p>997530.674976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5206453800201">
                <text:p>20.5206453800201</text:p>
              </table:table-cell>
              <table:table-cell office:value-type="float" office:value="992699.591164963">
                <text:p>992699.591164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5849788188934">
                <text:p>20.5849788188934</text:p>
              </table:table-cell>
              <table:table-cell office:value-type="float" office:value="1020184.85486633">
                <text:p>1020184.854866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6485950946808">
                <text:p>20.6485950946808</text:p>
              </table:table-cell>
              <table:table-cell office:value-type="float" office:value="1031685.66829319">
                <text:p>1031685.668293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7116351127625">
                <text:p>20.7116351127625</text:p>
              </table:table-cell>
              <table:table-cell office:value-type="float" office:value="1041116.45264722">
                <text:p>1041116.452647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7756772041321">
                <text:p>20.7756772041321</text:p>
              </table:table-cell>
              <table:table-cell office:value-type="float" office:value="1024825.99484759">
                <text:p>1024825.994847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8396415710449">
                <text:p>20.8396415710449</text:p>
              </table:table-cell>
              <table:table-cell office:value-type="float" office:value="1026071.28261631">
                <text:p>1026071.282616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9024605751038">
                <text:p>20.9024605751038</text:p>
              </table:table-cell>
              <table:table-cell office:value-type="float" office:value="1044779.3782042">
                <text:p>1044779.37820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9653525352478">
                <text:p>20.9653525352478</text:p>
              </table:table-cell>
              <table:table-cell office:value-type="float" office:value="1043567.41067827">
                <text:p>1043567.410678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0292239189148">
                <text:p>21.0292239189148</text:p>
              </table:table-cell>
              <table:table-cell office:value-type="float" office:value="1027565.02571147">
                <text:p>1027565.025711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0930557250977">
                <text:p>21.0930557250977</text:p>
              </table:table-cell>
              <table:table-cell office:value-type="float" office:value="1028202.14442909">
                <text:p>1028202.144429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1563007831573">
                <text:p>21.1563007831573</text:p>
              </table:table-cell>
              <table:table-cell office:value-type="float" office:value="1037741.16134188">
                <text:p>1037741.161341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2194449901581">
                <text:p>21.2194449901581</text:p>
              </table:table-cell>
              <table:table-cell office:value-type="float" office:value="1039398.59438315">
                <text:p>1039398.594383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2831740379333">
                <text:p>21.2831740379333</text:p>
              </table:table-cell>
              <table:table-cell office:value-type="float" office:value="1029860.04484865">
                <text:p>1029860.044848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3463268280029">
                <text:p>21.3463268280029</text:p>
              </table:table-cell>
              <table:table-cell office:value-type="float" office:value="1039257.33016211">
                <text:p>1039257.330162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4097027778625">
                <text:p>21.4097027778625</text:p>
              </table:table-cell>
              <table:table-cell office:value-type="float" office:value="1035597.89076737">
                <text:p>1035597.890767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4720113277435">
                <text:p>21.4720113277435</text:p>
              </table:table-cell>
              <table:table-cell office:value-type="float" office:value="1053338.58877099">
                <text:p>1053338.588770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5352628231049">
                <text:p>21.5352628231049</text:p>
              </table:table-cell>
              <table:table-cell office:value-type="float" office:value="1037635.54719257">
                <text:p>1037635.547192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5958223342896">
                <text:p>21.5958223342896</text:p>
              </table:table-cell>
              <table:table-cell office:value-type="float" office:value="1083760.39892128">
                <text:p>1083760.39892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6563386917114">
                <text:p>21.6563386917114</text:p>
              </table:table-cell>
              <table:table-cell office:value-type="float" office:value="1084533.22037317">
                <text:p>1084533.220373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7168838977814">
                <text:p>21.7168838977814</text:p>
              </table:table-cell>
              <table:table-cell office:value-type="float" office:value="1084016.46076119">
                <text:p>1084016.46076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7765066623688">
                <text:p>21.7765066623688</text:p>
              </table:table-cell>
              <table:table-cell office:value-type="float" office:value="1100787.60108127">
                <text:p>1100787.60108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8381342887878">
                <text:p>21.8381342887878</text:p>
              </table:table-cell>
              <table:table-cell office:value-type="float" office:value="1064976.92372091">
                <text:p>1064976.923720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8982734680176">
                <text:p>21.8982734680176</text:p>
              </table:table-cell>
              <table:table-cell office:value-type="float" office:value="1091335.14691447">
                <text:p>1091335.146914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958244562149">
                <text:p>21.958244562149</text:p>
              </table:table-cell>
              <table:table-cell office:value-type="float" office:value="1094393.90677316">
                <text:p>1094393.90677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0179629325867">
                <text:p>22.0179629325867</text:p>
              </table:table-cell>
              <table:table-cell office:value-type="float" office:value="1099025.30023914">
                <text:p>1099025.300239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0786092281342">
                <text:p>22.0786092281342</text:p>
              </table:table-cell>
              <table:table-cell office:value-type="float" office:value="1082209.54647775">
                <text:p>1082209.546477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1394381523132">
                <text:p>22.1394381523132</text:p>
              </table:table-cell>
              <table:table-cell office:value-type="float" office:value="1078960.39401885">
                <text:p>1078960.394018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1995186805725">
                <text:p>22.1995186805725</text:p>
              </table:table-cell>
              <table:table-cell office:value-type="float" office:value="1092400.51480182">
                <text:p>1092400.51480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2594423294067">
                <text:p>22.2594423294067</text:p>
              </table:table-cell>
              <table:table-cell office:value-type="float" office:value="1095260.40681473">
                <text:p>1095260.406814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3204779624939">
                <text:p>22.3204779624939</text:p>
              </table:table-cell>
              <table:table-cell office:value-type="float" office:value="1075306.28716963">
                <text:p>1075306.28716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3807232379913">
                <text:p>22.3807232379913</text:p>
              </table:table-cell>
              <table:table-cell office:value-type="float" office:value="1089413.22714663">
                <text:p>1089413.22714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4407827854156">
                <text:p>22.4407827854156</text:p>
              </table:table-cell>
              <table:table-cell office:value-type="float" office:value="1092782.12731632">
                <text:p>1092782.127316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.5011832714081">
                <text:p>22.5011832714081</text:p>
              </table:table-cell>
              <table:table-cell office:value-type="float" office:value="1086613.77340944">
                <text:p>1086613.773409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568425655365">
                <text:p>25.568425655365</text:p>
              </table:table-cell>
              <table:table-cell office:value-type="float" office:value="21397.7220526443">
                <text:p>21397.72205264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6504256725311">
                <text:p>25.6504256725311</text:p>
              </table:table-cell>
              <table:table-cell office:value-type="float" office:value="800390.076346265">
                <text:p>800390.0763462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7328760623932">
                <text:p>25.7328760623932</text:p>
              </table:table-cell>
              <table:table-cell office:value-type="float" office:value="796018.067468235">
                <text:p>796018.0674682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8149247169495">
                <text:p>25.8149247169495</text:p>
              </table:table-cell>
              <table:table-cell office:value-type="float" office:value="799915.61537411">
                <text:p>799915.615374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8976969718933">
                <text:p>25.8976969718933</text:p>
              </table:table-cell>
              <table:table-cell office:value-type="float" office:value="792922.701508186">
                <text:p>792922.7015081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9801003932953">
                <text:p>25.9801003932953</text:p>
              </table:table-cell>
              <table:table-cell office:value-type="float" office:value="796471.783372152">
                <text:p>796471.7833721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0621573925018">
                <text:p>26.0621573925018</text:p>
              </table:table-cell>
              <table:table-cell office:value-type="float" office:value="799834.269283963">
                <text:p>799834.26928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144526720047">
                <text:p>26.144526720047</text:p>
              </table:table-cell>
              <table:table-cell office:value-type="float" office:value="796801.454570716">
                <text:p>796801.454570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2270772457123">
                <text:p>26.2270772457123</text:p>
              </table:table-cell>
              <table:table-cell office:value-type="float" office:value="795052.478116462">
                <text:p>795052.4781164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3097875118256">
                <text:p>26.3097875118256</text:p>
              </table:table-cell>
              <table:table-cell office:value-type="float" office:value="793516.972972973">
                <text:p>793516.9729729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3917179107666">
                <text:p>26.3917179107666</text:p>
              </table:table-cell>
              <table:table-cell office:value-type="float" office:value="801070.186991657">
                <text:p>801070.1869916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.4737396240234">
                <text:p>26.4737396240234</text:p>
              </table:table-cell>
              <table:table-cell office:value-type="float" office:value="800178.360021394">
                <text:p>800178.3600213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5561625957489">
                <text:p>26.5561625957489</text:p>
              </table:table-cell>
              <table:table-cell office:value-type="float" office:value="796282.864182675">
                <text:p>796282.8641826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6348826885223">
                <text:p>26.6348826885223</text:p>
              </table:table-cell>
              <table:table-cell office:value-type="float" office:value="833738.854816825">
                <text:p>833738.8548168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7129678726196">
                <text:p>26.7129678726196</text:p>
              </table:table-cell>
              <table:table-cell office:value-type="float" office:value="840517.964563239">
                <text:p>840517.9645632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7910327911377">
                <text:p>26.7910327911377</text:p>
              </table:table-cell>
              <table:table-cell office:value-type="float" office:value="840736.16223414">
                <text:p>840736.162234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8697476387024">
                <text:p>26.8697476387024</text:p>
              </table:table-cell>
              <table:table-cell office:value-type="float" office:value="833794.411480703">
                <text:p>833794.4114807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9480457305908">
                <text:p>26.9480457305908</text:p>
              </table:table-cell>
              <table:table-cell office:value-type="float" office:value="838232.432196732">
                <text:p>838232.4321967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0261878967285">
                <text:p>27.0261878967285</text:p>
              </table:table-cell>
              <table:table-cell office:value-type="float" office:value="839905.050550416">
                <text:p>839905.0505504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104022026062">
                <text:p>27.104022026062</text:p>
              </table:table-cell>
              <table:table-cell office:value-type="float" office:value="843229.06367702">
                <text:p>843229.063677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1833875179291">
                <text:p>27.1833875179291</text:p>
              </table:table-cell>
              <table:table-cell office:value-type="float" office:value="826958.901860413">
                <text:p>826958.901860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2606227397919">
                <text:p>27.2606227397919</text:p>
              </table:table-cell>
              <table:table-cell office:value-type="float" office:value="849767.740896687">
                <text:p>849767.7408966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3393890857697">
                <text:p>27.3393890857697</text:p>
              </table:table-cell>
              <table:table-cell office:value-type="float" office:value="833249.266361958">
                <text:p>833249.2663619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4178884029388">
                <text:p>27.4178884029388</text:p>
              </table:table-cell>
              <table:table-cell office:value-type="float" office:value="836083.705779803">
                <text:p>836083.705779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4963488578796">
                <text:p>27.4963488578796</text:p>
              </table:table-cell>
              <table:table-cell office:value-type="float" office:value="836497.826191858">
                <text:p>836497.8261918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5691890716553">
                <text:p>27.5691890716553</text:p>
              </table:table-cell>
              <table:table-cell office:value-type="float" office:value="901040.738322958">
                <text:p>901040.7383229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6334986686707">
                <text:p>27.6334986686707</text:p>
              </table:table-cell>
              <table:table-cell office:value-type="float" office:value="1020563.07372448">
                <text:p>1020563.073724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6972215175629">
                <text:p>27.6972215175629</text:p>
              </table:table-cell>
              <table:table-cell office:value-type="float" office:value="1029960.22841065">
                <text:p>1029960.228410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7617719173431">
                <text:p>27.7617719173431</text:p>
              </table:table-cell>
              <table:table-cell office:value-type="float" office:value="1016755.9027273">
                <text:p>1016755.9027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8262331485748">
                <text:p>27.8262331485748</text:p>
              </table:table-cell>
              <table:table-cell office:value-type="float" office:value="1018162.37055886">
                <text:p>1018162.370558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899073600769">
                <text:p>27.8899073600769</text:p>
              </table:table-cell>
              <table:table-cell office:value-type="float" office:value="1030746.96100259">
                <text:p>1030746.961002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549920558929">
                <text:p>27.9549920558929</text:p>
              </table:table-cell>
              <table:table-cell office:value-type="float" office:value="1008409.10719637">
                <text:p>1008409.107196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01886510849">
                <text:p>28.01886510849</text:p>
              </table:table-cell>
              <table:table-cell office:value-type="float" office:value="1027538.1766087">
                <text:p>1027538.1766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832169055939">
                <text:p>28.0832169055939</text:p>
              </table:table-cell>
              <table:table-cell office:value-type="float" office:value="1019893.81732497">
                <text:p>1019893.817324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479873657227">
                <text:p>28.1479873657227</text:p>
              </table:table-cell>
              <table:table-cell office:value-type="float" office:value="1013301.43200315">
                <text:p>1013301.432003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123305797577">
                <text:p>28.2123305797577</text:p>
              </table:table-cell>
              <table:table-cell office:value-type="float" office:value="1020029.86615285">
                <text:p>1020029.866152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760443687439">
                <text:p>28.2760443687439</text:p>
              </table:table-cell>
              <table:table-cell office:value-type="float" office:value="1030106.6856063">
                <text:p>1030106.68560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407564163208">
                <text:p>28.3407564163208</text:p>
              </table:table-cell>
              <table:table-cell office:value-type="float" office:value="1014216.09201907">
                <text:p>1014216.09201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047276973724">
                <text:p>28.4047276973724</text:p>
              </table:table-cell>
              <table:table-cell office:value-type="float" office:value="1025960.38286343">
                <text:p>1025960.382863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468857049942">
                <text:p>28.468857049942</text:p>
              </table:table-cell>
              <table:table-cell office:value-type="float" office:value="1023431.5078854">
                <text:p>1023431.50788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5339438915253">
                <text:p>28.5339438915253</text:p>
              </table:table-cell>
              <table:table-cell office:value-type="float" office:value="1008375.86220943">
                <text:p>1008375.862209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5996539592743">
                <text:p>28.5996539592743</text:p>
              </table:table-cell>
              <table:table-cell office:value-type="float" office:value="998811.936257293">
                <text:p>998811.9362572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6656715869904">
                <text:p>28.6656715869904</text:p>
              </table:table-cell>
              <table:table-cell office:value-type="float" office:value="994158.715945944">
                <text:p>994158.7159459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7319066524506">
                <text:p>28.7319066524506</text:p>
              </table:table-cell>
              <table:table-cell office:value-type="float" office:value="990895.072632375">
                <text:p>990895.072632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7985813617706">
                <text:p>28.7985813617706</text:p>
              </table:table-cell>
              <table:table-cell office:value-type="float" office:value="984361.246855042">
                <text:p>984361.2468550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8646185398102">
                <text:p>28.8646185398102</text:p>
              </table:table-cell>
              <table:table-cell office:value-type="float" office:value="993864.395003249">
                <text:p>993864.3950032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9310545921326">
                <text:p>28.9310545921326</text:p>
              </table:table-cell>
              <table:table-cell office:value-type="float" office:value="987897.349492021">
                <text:p>987897.3494920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9972960948944">
                <text:p>28.9972960948944</text:p>
              </table:table-cell>
              <table:table-cell office:value-type="float" office:value="990798.778161296">
                <text:p>990798.778161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0639896392822">
                <text:p>29.0639896392822</text:p>
              </table:table-cell>
              <table:table-cell office:value-type="float" office:value="984083.251271749">
                <text:p>984083.2512717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1307692527771">
                <text:p>29.1307692527771</text:p>
              </table:table-cell>
              <table:table-cell office:value-type="float" office:value="982814.912593629">
                <text:p>982814.9125936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1972403526306">
                <text:p>29.1972403526306</text:p>
              </table:table-cell>
              <table:table-cell office:value-type="float" office:value="987376.471047346">
                <text:p>987376.4710473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2626242637634">
                <text:p>29.2626242637634</text:p>
              </table:table-cell>
              <table:table-cell office:value-type="float" office:value="1003794.3411902">
                <text:p>1003794.34119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3297781944275">
                <text:p>29.3297781944275</text:p>
              </table:table-cell>
              <table:table-cell office:value-type="float" office:value="977336.685298796">
                <text:p>977336.6852987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3963015079498">
                <text:p>29.3963015079498</text:p>
              </table:table-cell>
              <table:table-cell office:value-type="float" office:value="986601.486379064">
                <text:p>986601.486379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461704492569">
                <text:p>29.461704492569</text:p>
              </table:table-cell>
              <table:table-cell office:value-type="float" office:value="1003501.60443278">
                <text:p>1003501.604432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5283036231995">
                <text:p>29.5283036231995</text:p>
              </table:table-cell>
              <table:table-cell office:value-type="float" office:value="985478.329501641">
                <text:p>985478.3295016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5944173336029">
                <text:p>29.5944173336029</text:p>
              </table:table-cell>
              <table:table-cell office:value-type="float" office:value="992713.910616983">
                <text:p>992713.9106169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.6613118648529">
                <text:p>29.6613118648529</text:p>
              </table:table-cell>
              <table:table-cell office:value-type="float" office:value="981126.540145985">
                <text:p>981126.5401459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.7272174358368">
                <text:p>29.7272174358368</text:p>
              </table:table-cell>
              <table:table-cell office:value-type="float" office:value="995849.046145832">
                <text:p>995849.0461458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.7933623790741">
                <text:p>29.7933623790741</text:p>
              </table:table-cell>
              <table:table-cell office:value-type="float" office:value="992245.163240001">
                <text:p>992245.16324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8599443435669">
                <text:p>29.8599443435669</text:p>
              </table:table-cell>
              <table:table-cell office:value-type="float" office:value="985732.405163554">
                <text:p>985732.405163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